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8.7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RareStatic" table:style-name="ta1">
        <table:shapes>
          <draw:frame draw:z-index="0" draw:style-name="gr1" draw:text-style-name="P1" svg:width="15.999cm" svg:height="8.999cm" svg:x="-53.251cm" svg:y="0.33cm">
            <draw:object draw:notify-on-update-of-ranges="ErrorRareStatic.A1:ErrorRareStatic.A1 ErrorRareStatic.A2:ErrorRareStatic.A545 ErrorRareStatic.B1:ErrorRareStatic.B1 ErrorRareStatic.B2:ErrorRareStatic.B545 ErrorRareStatic.C1:ErrorRareStatic.C1 ErrorRareStatic.C2:ErrorRareStatic.C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57cm" svg:height="12.192cm" svg:x="-54.473cm" svg:y="9.996cm">
            <draw:object draw:notify-on-update-of-ranges="ErrorRareStatic.G2:ErrorRareStatic.G3 ErrorRareStatic.H2:ErrorRareStatic.H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.863cm" svg:height="12.041cm" svg:x="-75.65cm" svg:y="10.308cm">
            <draw:object draw:notify-on-update-of-ranges="ErrorRareStatic.G6:ErrorRareStatic.G7 ErrorRareStatic.H6:ErrorRareStatic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8.997cm" svg:height="13.377cm" svg:x="-55.179cm" svg:y="23.368cm">
            <draw:object draw:notify-on-update-of-ranges="ErrorRareStatic.G10:ErrorRareStatic.G11 ErrorRareStatic.H10:ErrorRareStatic.H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31.805cm" svg:y="0.374cm">
            <draw:object draw:notify-on-update-of-ranges="ErrorRareStatic.G2:ErrorRareStatic.G3 ErrorRareStatic.H2:ErrorRareStatic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31.782cm" svg:y="10.1cm">
            <draw:object draw:notify-on-update-of-ranges="ErrorRareStatic.G2:ErrorRareStatic.G3 ErrorRareStatic.H6:ErrorRareStatic.H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3.862cm" svg:height="13.422cm" svg:x="29.764cm" svg:y="20.363cm">
            <draw:object draw:notify-on-update-of-ranges="ErrorRareStatic.G10:ErrorRareStatic.G11 ErrorRareStatic.H10:ErrorRareStatic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plication1ErrorRate</text:p>
          </table:table-cell>
          <table:table-cell office:value-type="string" calcext:value-type="string">
            <text:p>Application2ErrorRate</text:p>
          </table:table-cell>
          <table:table-cell office:value-type="string" calcext:value-type="string">
            <text:p>Application3ErrorRate</text:p>
          </table:table-cell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Application1ErrorRateOk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A2:.A568];&quot;&lt;22&quot;)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5.4639" calcext:value-type="float">
            <text:p>15,4639</text:p>
          </table:table-cell>
          <table:table-cell office:value-type="float" office:value="17.5824" calcext:value-type="float">
            <text:p>17,5824</text:p>
          </table:table-cell>
          <table:table-cell office:value-type="float" office:value="15.4102" calcext:value-type="float">
            <text:p>15,4102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A2:.A568];&quot;&gt;=22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.5567" calcext:value-type="float">
            <text:p>18,5567</text:p>
          </table:table-cell>
          <table:table-cell office:value-type="float" office:value="13.8249" calcext:value-type="float">
            <text:p>13,8249</text:p>
          </table:table-cell>
          <table:table-cell office:value-type="float" office:value="14.7634" calcext:value-type="float">
            <text:p>14,7634</text:p>
          </table:table-cell>
          <table:table-cell table:number-columns-repeated="6"/>
        </table:table-row>
        <table:table-row table:style-name="ro1">
          <table:table-cell office:value-type="float" office:value="15.4762" calcext:value-type="float">
            <text:p>15,4762</text:p>
          </table:table-cell>
          <table:table-cell office:value-type="float" office:value="13.0841" calcext:value-type="float">
            <text:p>13,0841</text:p>
          </table:table-cell>
          <table:table-cell office:value-type="float" office:value="12.3051" calcext:value-type="float">
            <text:p>12,3051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16.4794" calcext:value-type="float">
            <text:p>16,4794</text:p>
          </table:table-cell>
          <table:table-cell office:value-type="float" office:value="16.3333" calcext:value-type="float">
            <text:p>16,3333</text:p>
          </table:table-cell>
          <table:table-cell office:value-type="float" office:value="11.8451" calcext:value-type="float">
            <text:p>11,845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B2:.B568];&quot;&lt;11&quot;)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3.6929" calcext:value-type="float">
            <text:p>13,6929</text:p>
          </table:table-cell>
          <table:table-cell office:value-type="float" office:value="11.1607" calcext:value-type="float">
            <text:p>11,1607</text:p>
          </table:table-cell>
          <table:table-cell office:value-type="float" office:value="10.578" calcext:value-type="float">
            <text:p>10,578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B2:.B568];&quot;&gt;=11&quot;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.6667" calcext:value-type="float">
            <text:p>15,6667</text:p>
          </table:table-cell>
          <table:table-cell office:value-type="float" office:value="11.4868" calcext:value-type="float">
            <text:p>11,4868</text:p>
          </table:table-cell>
          <table:table-cell office:value-type="float" office:value="10.2479" calcext:value-type="float">
            <text:p>10,2479</text:p>
          </table:table-cell>
          <table:table-cell table:number-columns-repeated="6"/>
        </table:table-row>
        <table:table-row table:style-name="ro1">
          <table:table-cell office:value-type="float" office:value="14.4231" calcext:value-type="float">
            <text:p>14,4231</text:p>
          </table:table-cell>
          <table:table-cell office:value-type="float" office:value="11.2783" calcext:value-type="float">
            <text:p>11,2783</text:p>
          </table:table-cell>
          <table:table-cell office:value-type="float" office:value="10.6315" calcext:value-type="float">
            <text:p>10,6315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18.6401" calcext:value-type="float">
            <text:p>18,6401</text:p>
          </table:table-cell>
          <table:table-cell office:value-type="float" office:value="9.67742" calcext:value-type="float">
            <text:p>9,67742</text:p>
          </table:table-cell>
          <table:table-cell office:value-type="float" office:value="10.3028" calcext:value-type="float">
            <text:p>10,302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C2:.C568];&quot;&lt;6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.0301" calcext:value-type="float">
            <text:p>15,0301</text:p>
          </table:table-cell>
          <table:table-cell office:value-type="float" office:value="9.24318" calcext:value-type="float">
            <text:p>9,24318</text:p>
          </table:table-cell>
          <table:table-cell office:value-type="float" office:value="11.0879" calcext:value-type="float">
            <text:p>11,0879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C3:.C569];&quot;&gt;=6&quot;)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7.6267" calcext:value-type="float">
            <text:p>17,6267</text:p>
          </table:table-cell>
          <table:table-cell office:value-type="float" office:value="8.20425" calcext:value-type="float">
            <text:p>8,20425</text:p>
          </table:table-cell>
          <table:table-cell office:value-type="float" office:value="10.8856" calcext:value-type="float">
            <text:p>10,8856</text:p>
          </table:table-cell>
          <table:table-cell table:number-columns-repeated="6"/>
        </table:table-row>
        <table:table-row table:style-name="ro1">
          <table:table-cell office:value-type="float" office:value="19.8079" calcext:value-type="float">
            <text:p>19,8079</text:p>
          </table:table-cell>
          <table:table-cell office:value-type="float" office:value="10.7603" calcext:value-type="float">
            <text:p>10,7603</text:p>
          </table:table-cell>
          <table:table-cell office:value-type="float" office:value="8.867" calcext:value-type="float">
            <text:p>8,867</text:p>
          </table:table-cell>
          <table:table-cell table:number-columns-repeated="6"/>
        </table:table-row>
        <table:table-row table:style-name="ro1">
          <table:table-cell office:value-type="float" office:value="20.5784" calcext:value-type="float">
            <text:p>20,5784</text:p>
          </table:table-cell>
          <table:table-cell office:value-type="float" office:value="10.3976" calcext:value-type="float">
            <text:p>10,3976</text:p>
          </table:table-cell>
          <table:table-cell office:value-type="float" office:value="11.0696" calcext:value-type="float">
            <text:p>11,0696</text:p>
          </table:table-cell>
          <table:table-cell table:number-columns-repeated="6"/>
        </table:table-row>
        <table:table-row table:style-name="ro1">
          <table:table-cell office:value-type="float" office:value="16.9096" calcext:value-type="float">
            <text:p>16,9096</text:p>
          </table:table-cell>
          <table:table-cell office:value-type="float" office:value="10.1733" calcext:value-type="float">
            <text:p>10,1733</text:p>
          </table:table-cell>
          <table:table-cell office:value-type="float" office:value="10.8116" calcext:value-type="float">
            <text:p>10,8116</text:p>
          </table:table-cell>
          <table:table-cell table:number-columns-repeated="6"/>
        </table:table-row>
        <table:table-row table:style-name="ro1">
          <table:table-cell office:value-type="float" office:value="16.9526" calcext:value-type="float">
            <text:p>16,9526</text:p>
          </table:table-cell>
          <table:table-cell office:value-type="float" office:value="10.5493" calcext:value-type="float">
            <text:p>10,5493</text:p>
          </table:table-cell>
          <table:table-cell office:value-type="float" office:value="10.4067" calcext:value-type="float">
            <text:p>10,4067</text:p>
          </table:table-cell>
          <table:table-cell table:number-columns-repeated="6"/>
        </table:table-row>
        <table:table-row table:style-name="ro1">
          <table:table-cell office:value-type="float" office:value="19.0739" calcext:value-type="float">
            <text:p>19,0739</text:p>
          </table:table-cell>
          <table:table-cell office:value-type="float" office:value="10.4789" calcext:value-type="float">
            <text:p>10,4789</text:p>
          </table:table-cell>
          <table:table-cell office:value-type="float" office:value="10.1716" calcext:value-type="float">
            <text:p>10,1716</text:p>
          </table:table-cell>
          <table:table-cell table:number-columns-repeated="6"/>
        </table:table-row>
        <table:table-row table:style-name="ro1">
          <table:table-cell office:value-type="float" office:value="17.1739" calcext:value-type="float">
            <text:p>17,1739</text:p>
          </table:table-cell>
          <table:table-cell office:value-type="float" office:value="10.5597" calcext:value-type="float">
            <text:p>10,5597</text:p>
          </table:table-cell>
          <table:table-cell office:value-type="float" office:value="10.9521" calcext:value-type="float">
            <text:p>10,9521</text:p>
          </table:table-cell>
          <table:table-cell table:number-columns-repeated="6"/>
        </table:table-row>
        <table:table-row table:style-name="ro1">
          <table:table-cell office:value-type="float" office:value="13.8528" calcext:value-type="float">
            <text:p>13,8528</text:p>
          </table:table-cell>
          <table:table-cell office:value-type="float" office:value="10.3353" calcext:value-type="float">
            <text:p>10,3353</text:p>
          </table:table-cell>
          <table:table-cell office:value-type="float" office:value="9.43284" calcext:value-type="float">
            <text:p>9,43284</text:p>
          </table:table-cell>
          <table:table-cell table:number-columns-repeated="6"/>
        </table:table-row>
        <table:table-row table:style-name="ro1">
          <table:table-cell office:value-type="float" office:value="15.6702" calcext:value-type="float">
            <text:p>15,6702</text:p>
          </table:table-cell>
          <table:table-cell office:value-type="float" office:value="10.759" calcext:value-type="float">
            <text:p>10,759</text:p>
          </table:table-cell>
          <table:table-cell office:value-type="float" office:value="11.1217" calcext:value-type="float">
            <text:p>11,1217</text:p>
          </table:table-cell>
          <table:table-cell table:number-columns-repeated="6"/>
        </table:table-row>
        <table:table-row table:style-name="ro1">
          <table:table-cell office:value-type="float" office:value="15.0463" calcext:value-type="float">
            <text:p>15,0463</text:p>
          </table:table-cell>
          <table:table-cell office:value-type="float" office:value="10.346" calcext:value-type="float">
            <text:p>10,346</text:p>
          </table:table-cell>
          <table:table-cell office:value-type="float" office:value="11.0866" calcext:value-type="float">
            <text:p>11,0866</text:p>
          </table:table-cell>
          <table:table-cell table:number-columns-repeated="6"/>
        </table:table-row>
        <table:table-row table:style-name="ro1">
          <table:table-cell office:value-type="float" office:value="12.8791" calcext:value-type="float">
            <text:p>12,8791</text:p>
          </table:table-cell>
          <table:table-cell office:value-type="float" office:value="12.069" calcext:value-type="float">
            <text:p>12,069</text:p>
          </table:table-cell>
          <table:table-cell office:value-type="float" office:value="10.78" calcext:value-type="float">
            <text:p>10,78</text:p>
          </table:table-cell>
          <table:table-cell table:number-columns-repeated="6"/>
        </table:table-row>
        <table:table-row table:style-name="ro1">
          <table:table-cell office:value-type="float" office:value="12.4015" calcext:value-type="float">
            <text:p>12,4015</text:p>
          </table:table-cell>
          <table:table-cell office:value-type="float" office:value="12.8457" calcext:value-type="float">
            <text:p>12,8457</text:p>
          </table:table-cell>
          <table:table-cell office:value-type="float" office:value="10.2649" calcext:value-type="float">
            <text:p>10,2649</text:p>
          </table:table-cell>
          <table:table-cell table:number-columns-repeated="6"/>
        </table:table-row>
        <table:table-row table:style-name="ro1">
          <table:table-cell office:value-type="float" office:value="11.7942" calcext:value-type="float">
            <text:p>11,7942</text:p>
          </table:table-cell>
          <table:table-cell office:value-type="float" office:value="11.1206" calcext:value-type="float">
            <text:p>11,1206</text:p>
          </table:table-cell>
          <table:table-cell office:value-type="float" office:value="9.47962" calcext:value-type="float">
            <text:p>9,47962</text:p>
          </table:table-cell>
          <table:table-cell table:number-columns-repeated="6"/>
        </table:table-row>
        <table:table-row table:style-name="ro1">
          <table:table-cell office:value-type="float" office:value="13.2151" calcext:value-type="float">
            <text:p>13,2151</text:p>
          </table:table-cell>
          <table:table-cell office:value-type="float" office:value="11.0629" calcext:value-type="float">
            <text:p>11,0629</text:p>
          </table:table-cell>
          <table:table-cell office:value-type="float" office:value="11.6162" calcext:value-type="float">
            <text:p>11,6162</text:p>
          </table:table-cell>
          <table:table-cell table:number-columns-repeated="6"/>
        </table:table-row>
        <table:table-row table:style-name="ro1">
          <table:table-cell office:value-type="float" office:value="12.6546" calcext:value-type="float">
            <text:p>12,6546</text:p>
          </table:table-cell>
          <table:table-cell office:value-type="float" office:value="10.4024" calcext:value-type="float">
            <text:p>10,4024</text:p>
          </table:table-cell>
          <table:table-cell office:value-type="float" office:value="10.4956" calcext:value-type="float">
            <text:p>10,4956</text:p>
          </table:table-cell>
          <table:table-cell table:number-columns-repeated="6"/>
        </table:table-row>
        <table:table-row table:style-name="ro1">
          <table:table-cell office:value-type="float" office:value="12.1262" calcext:value-type="float">
            <text:p>12,1262</text:p>
          </table:table-cell>
          <table:table-cell office:value-type="float" office:value="11.0528" calcext:value-type="float">
            <text:p>11,0528</text:p>
          </table:table-cell>
          <table:table-cell office:value-type="float" office:value="10.03" calcext:value-type="float">
            <text:p>10,03</text:p>
          </table:table-cell>
          <table:table-cell table:number-columns-repeated="6"/>
        </table:table-row>
        <table:table-row table:style-name="ro1">
          <table:table-cell office:value-type="float" office:value="12.2441" calcext:value-type="float">
            <text:p>12,2441</text:p>
          </table:table-cell>
          <table:table-cell office:value-type="float" office:value="10.2745" calcext:value-type="float">
            <text:p>10,2745</text:p>
          </table:table-cell>
          <table:table-cell office:value-type="float" office:value="9.46343" calcext:value-type="float">
            <text:p>9,46343</text:p>
          </table:table-cell>
          <table:table-cell table:number-columns-repeated="6"/>
        </table:table-row>
        <table:table-row table:style-name="ro1">
          <table:table-cell office:value-type="float" office:value="12.9172" calcext:value-type="float">
            <text:p>12,9172</text:p>
          </table:table-cell>
          <table:table-cell office:value-type="float" office:value="7.56014" calcext:value-type="float">
            <text:p>7,56014</text:p>
          </table:table-cell>
          <table:table-cell office:value-type="float" office:value="8.31869" calcext:value-type="float">
            <text:p>8,31869</text:p>
          </table:table-cell>
          <table:table-cell table:number-columns-repeated="6"/>
        </table:table-row>
        <table:table-row table:style-name="ro1">
          <table:table-cell office:value-type="float" office:value="12.0406" calcext:value-type="float">
            <text:p>12,0406</text:p>
          </table:table-cell>
          <table:table-cell office:value-type="float" office:value="10.4557" calcext:value-type="float">
            <text:p>10,4557</text:p>
          </table:table-cell>
          <table:table-cell office:value-type="float" office:value="8.73786" calcext:value-type="float">
            <text:p>8,73786</text:p>
          </table:table-cell>
          <table:table-cell table:number-columns-repeated="6"/>
        </table:table-row>
        <table:table-row table:style-name="ro1">
          <table:table-cell office:value-type="float" office:value="13.0449" calcext:value-type="float">
            <text:p>13,0449</text:p>
          </table:table-cell>
          <table:table-cell office:value-type="float" office:value="10.7258" calcext:value-type="float">
            <text:p>10,7258</text:p>
          </table:table-cell>
          <table:table-cell office:value-type="float" office:value="10.4357" calcext:value-type="float">
            <text:p>10,4357</text:p>
          </table:table-cell>
          <table:table-cell table:number-columns-repeated="6"/>
        </table:table-row>
        <table:table-row table:style-name="ro1">
          <table:table-cell office:value-type="float" office:value="12.7273" calcext:value-type="float">
            <text:p>12,7273</text:p>
          </table:table-cell>
          <table:table-cell office:value-type="float" office:value="9.82761" calcext:value-type="float">
            <text:p>9,82761</text:p>
          </table:table-cell>
          <table:table-cell office:value-type="float" office:value="10.2832" calcext:value-type="float">
            <text:p>10,2832</text:p>
          </table:table-cell>
          <table:table-cell table:number-columns-repeated="6"/>
        </table:table-row>
        <table:table-row table:style-name="ro1">
          <table:table-cell office:value-type="float" office:value="12.151" calcext:value-type="float">
            <text:p>12,151</text:p>
          </table:table-cell>
          <table:table-cell office:value-type="float" office:value="10.6917" calcext:value-type="float">
            <text:p>10,6917</text:p>
          </table:table-cell>
          <table:table-cell office:value-type="float" office:value="10.217" calcext:value-type="float">
            <text:p>10,217</text:p>
          </table:table-cell>
          <table:table-cell table:number-columns-repeated="6"/>
        </table:table-row>
        <table:table-row table:style-name="ro1">
          <table:table-cell office:value-type="float" office:value="12.2914" calcext:value-type="float">
            <text:p>12,2914</text:p>
          </table:table-cell>
          <table:table-cell office:value-type="float" office:value="8.80503" calcext:value-type="float">
            <text:p>8,80503</text:p>
          </table:table-cell>
          <table:table-cell office:value-type="float" office:value="10.832" calcext:value-type="float">
            <text:p>10,832</text:p>
          </table:table-cell>
          <table:table-cell table:number-columns-repeated="6"/>
        </table:table-row>
        <table:table-row table:style-name="ro1">
          <table:table-cell office:value-type="float" office:value="12.6048" calcext:value-type="float">
            <text:p>12,6048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9.66447" calcext:value-type="float">
            <text:p>9,66447</text:p>
          </table:table-cell>
          <table:table-cell table:number-columns-repeated="6"/>
        </table:table-row>
        <table:table-row table:style-name="ro1">
          <table:table-cell office:value-type="float" office:value="11.8709" calcext:value-type="float">
            <text:p>11,8709</text:p>
          </table:table-cell>
          <table:table-cell office:value-type="float" office:value="9.875" calcext:value-type="float">
            <text:p>9,875</text:p>
          </table:table-cell>
          <table:table-cell office:value-type="float" office:value="11.0364" calcext:value-type="float">
            <text:p>11,0364</text:p>
          </table:table-cell>
          <table:table-cell table:number-columns-repeated="6"/>
        </table:table-row>
        <table:table-row table:style-name="ro1">
          <table:table-cell office:value-type="float" office:value="11.5641" calcext:value-type="float">
            <text:p>11,5641</text:p>
          </table:table-cell>
          <table:table-cell office:value-type="float" office:value="11.3402" calcext:value-type="float">
            <text:p>11,3402</text:p>
          </table:table-cell>
          <table:table-cell office:value-type="float" office:value="7.69231" calcext:value-type="float">
            <text:p>7,69231</text:p>
          </table:table-cell>
          <table:table-cell table:number-columns-repeated="6"/>
        </table:table-row>
        <table:table-row table:style-name="ro1">
          <table:table-cell office:value-type="float" office:value="12.3423" calcext:value-type="float">
            <text:p>12,3423</text:p>
          </table:table-cell>
          <table:table-cell office:value-type="float" office:value="10.559" calcext:value-type="float">
            <text:p>10,559</text:p>
          </table:table-cell>
          <table:table-cell office:value-type="float" office:value="11.1294" calcext:value-type="float">
            <text:p>11,1294</text:p>
          </table:table-cell>
          <table:table-cell table:number-columns-repeated="6"/>
        </table:table-row>
        <table:table-row table:style-name="ro1">
          <table:table-cell office:value-type="float" office:value="12.7708" calcext:value-type="float">
            <text:p>12,7708</text:p>
          </table:table-cell>
          <table:table-cell office:value-type="float" office:value="9.87881" calcext:value-type="float">
            <text:p>9,87881</text:p>
          </table:table-cell>
          <table:table-cell office:value-type="float" office:value="9.73561" calcext:value-type="float">
            <text:p>9,73561</text:p>
          </table:table-cell>
          <table:table-cell table:number-columns-repeated="6"/>
        </table:table-row>
        <table:table-row table:style-name="ro1">
          <table:table-cell office:value-type="float" office:value="12.9271" calcext:value-type="float">
            <text:p>12,9271</text:p>
          </table:table-cell>
          <table:table-cell office:value-type="float" office:value="10.6781" calcext:value-type="float">
            <text:p>10,6781</text:p>
          </table:table-cell>
          <table:table-cell office:value-type="float" office:value="14.841" calcext:value-type="float">
            <text:p>14,841</text:p>
          </table:table-cell>
          <table:table-cell table:number-columns-repeated="6"/>
        </table:table-row>
        <table:table-row table:style-name="ro1">
          <table:table-cell office:value-type="float" office:value="12.5937" calcext:value-type="float">
            <text:p>12,5937</text:p>
          </table:table-cell>
          <table:table-cell office:value-type="float" office:value="12.1283" calcext:value-type="float">
            <text:p>12,1283</text:p>
          </table:table-cell>
          <table:table-cell office:value-type="float" office:value="9.72339" calcext:value-type="float">
            <text:p>9,72339</text:p>
          </table:table-cell>
          <table:table-cell table:number-columns-repeated="6"/>
        </table:table-row>
        <table:table-row table:style-name="ro1">
          <table:table-cell office:value-type="float" office:value="11.6723" calcext:value-type="float">
            <text:p>11,6723</text:p>
          </table:table-cell>
          <table:table-cell office:value-type="float" office:value="10.8191" calcext:value-type="float">
            <text:p>10,8191</text:p>
          </table:table-cell>
          <table:table-cell office:value-type="float" office:value="10.1166" calcext:value-type="float">
            <text:p>10,1166</text:p>
          </table:table-cell>
          <table:table-cell table:number-columns-repeated="6"/>
        </table:table-row>
        <table:table-row table:style-name="ro1">
          <table:table-cell office:value-type="float" office:value="11.2793" calcext:value-type="float">
            <text:p>11,2793</text:p>
          </table:table-cell>
          <table:table-cell office:value-type="float" office:value="10.3963" calcext:value-type="float">
            <text:p>10,3963</text:p>
          </table:table-cell>
          <table:table-cell office:value-type="float" office:value="11.5394" calcext:value-type="float">
            <text:p>11,5394</text:p>
          </table:table-cell>
          <table:table-cell table:number-columns-repeated="6"/>
        </table:table-row>
        <table:table-row table:style-name="ro1">
          <table:table-cell office:value-type="float" office:value="10.9237" calcext:value-type="float">
            <text:p>10,9237</text:p>
          </table:table-cell>
          <table:table-cell office:value-type="float" office:value="10.5495" calcext:value-type="float">
            <text:p>10,5495</text:p>
          </table:table-cell>
          <table:table-cell office:value-type="float" office:value="10.8861" calcext:value-type="float">
            <text:p>10,8861</text:p>
          </table:table-cell>
          <table:table-cell table:number-columns-repeated="6"/>
        </table:table-row>
        <table:table-row table:style-name="ro1">
          <table:table-cell office:value-type="float" office:value="11.3453" calcext:value-type="float">
            <text:p>11,3453</text:p>
          </table:table-cell>
          <table:table-cell office:value-type="float" office:value="10.723" calcext:value-type="float">
            <text:p>10,723</text:p>
          </table:table-cell>
          <table:table-cell office:value-type="float" office:value="9.90791" calcext:value-type="float">
            <text:p>9,90791</text:p>
          </table:table-cell>
          <table:table-cell table:number-columns-repeated="6"/>
        </table:table-row>
        <table:table-row table:style-name="ro1">
          <table:table-cell office:value-type="float" office:value="11.712" calcext:value-type="float">
            <text:p>11,712</text:p>
          </table:table-cell>
          <table:table-cell office:value-type="float" office:value="9.97758" calcext:value-type="float">
            <text:p>9,97758</text:p>
          </table:table-cell>
          <table:table-cell office:value-type="float" office:value="11.236" calcext:value-type="float">
            <text:p>11,236</text:p>
          </table:table-cell>
          <table:table-cell table:number-columns-repeated="6"/>
        </table:table-row>
        <table:table-row table:style-name="ro1">
          <table:table-cell office:value-type="float" office:value="12.2054" calcext:value-type="float">
            <text:p>12,2054</text:p>
          </table:table-cell>
          <table:table-cell office:value-type="float" office:value="9.50939" calcext:value-type="float">
            <text:p>9,50939</text:p>
          </table:table-cell>
          <table:table-cell office:value-type="float" office:value="10.8259" calcext:value-type="float">
            <text:p>10,8259</text:p>
          </table:table-cell>
          <table:table-cell table:number-columns-repeated="6"/>
        </table:table-row>
        <table:table-row table:style-name="ro1">
          <table:table-cell office:value-type="float" office:value="12.7718" calcext:value-type="float">
            <text:p>12,7718</text:p>
          </table:table-cell>
          <table:table-cell office:value-type="float" office:value="9.58181" calcext:value-type="float">
            <text:p>9,58181</text:p>
          </table:table-cell>
          <table:table-cell office:value-type="float" office:value="10.3493" calcext:value-type="float">
            <text:p>10,3493</text:p>
          </table:table-cell>
          <table:table-cell table:number-columns-repeated="6"/>
        </table:table-row>
        <table:table-row table:style-name="ro1">
          <table:table-cell office:value-type="float" office:value="11.4754" calcext:value-type="float">
            <text:p>11,4754</text:p>
          </table:table-cell>
          <table:table-cell office:value-type="float" office:value="10.5983" calcext:value-type="float">
            <text:p>10,5983</text:p>
          </table:table-cell>
          <table:table-cell office:value-type="float" office:value="10.2251" calcext:value-type="float">
            <text:p>10,2251</text:p>
          </table:table-cell>
          <table:table-cell table:number-columns-repeated="6"/>
        </table:table-row>
        <table:table-row table:style-name="ro1">
          <table:table-cell office:value-type="float" office:value="11.8414" calcext:value-type="float">
            <text:p>11,8414</text:p>
          </table:table-cell>
          <table:table-cell office:value-type="float" office:value="10.0086" calcext:value-type="float">
            <text:p>10,008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.848" calcext:value-type="float">
            <text:p>11,848</text:p>
          </table:table-cell>
          <table:table-cell office:value-type="float" office:value="4.7619" calcext:value-type="float">
            <text:p>4,7619</text:p>
          </table:table-cell>
          <table:table-cell office:value-type="float" office:value="9.09091" calcext:value-type="float">
            <text:p>9,09091</text:p>
          </table:table-cell>
          <table:table-cell table:number-columns-repeated="6"/>
        </table:table-row>
        <table:table-row table:style-name="ro1">
          <table:table-cell office:value-type="float" office:value="11.5551" calcext:value-type="float">
            <text:p>11,5551</text:p>
          </table:table-cell>
          <table:table-cell office:value-type="float" office:value="9.13416" calcext:value-type="float">
            <text:p>9,13416</text:p>
          </table:table-cell>
          <table:table-cell office:value-type="float" office:value="10.196" calcext:value-type="float">
            <text:p>10,196</text:p>
          </table:table-cell>
          <table:table-cell table:number-columns-repeated="6"/>
        </table:table-row>
        <table:table-row table:style-name="ro1">
          <table:table-cell office:value-type="float" office:value="11.6902" calcext:value-type="float">
            <text:p>11,6902</text:p>
          </table:table-cell>
          <table:table-cell office:value-type="float" office:value="10.7633" calcext:value-type="float">
            <text:p>10,7633</text:p>
          </table:table-cell>
          <table:table-cell office:value-type="float" office:value="10.4115" calcext:value-type="float">
            <text:p>10,4115</text:p>
          </table:table-cell>
          <table:table-cell table:number-columns-repeated="6"/>
        </table:table-row>
        <table:table-row table:style-name="ro1">
          <table:table-cell office:value-type="float" office:value="11.5298" calcext:value-type="float">
            <text:p>11,5298</text:p>
          </table:table-cell>
          <table:table-cell office:value-type="float" office:value="10.591" calcext:value-type="float">
            <text:p>10,591</text:p>
          </table:table-cell>
          <table:table-cell office:value-type="float" office:value="9.9665" calcext:value-type="float">
            <text:p>9,9665</text:p>
          </table:table-cell>
          <table:table-cell table:number-columns-repeated="6"/>
        </table:table-row>
        <table:table-row table:style-name="ro1">
          <table:table-cell office:value-type="float" office:value="11.6245" calcext:value-type="float">
            <text:p>11,6245</text:p>
          </table:table-cell>
          <table:table-cell office:value-type="float" office:value="10.2106" calcext:value-type="float">
            <text:p>10,2106</text:p>
          </table:table-cell>
          <table:table-cell office:value-type="float" office:value="10.4651" calcext:value-type="float">
            <text:p>10,4651</text:p>
          </table:table-cell>
          <table:table-cell table:number-columns-repeated="6"/>
        </table:table-row>
        <table:table-row table:style-name="ro1">
          <table:table-cell office:value-type="float" office:value="11.4175" calcext:value-type="float">
            <text:p>11,4175</text:p>
          </table:table-cell>
          <table:table-cell office:value-type="float" office:value="14.1414" calcext:value-type="float">
            <text:p>14,1414</text:p>
          </table:table-cell>
          <table:table-cell office:value-type="float" office:value="16.8421" calcext:value-type="float">
            <text:p>16,8421</text:p>
          </table:table-cell>
          <table:table-cell table:number-columns-repeated="6"/>
        </table:table-row>
        <table:table-row table:style-name="ro1">
          <table:table-cell office:value-type="float" office:value="11.3173" calcext:value-type="float">
            <text:p>11,3173</text:p>
          </table:table-cell>
          <table:table-cell office:value-type="float" office:value="10.5769" calcext:value-type="float">
            <text:p>10,5769</text:p>
          </table:table-cell>
          <table:table-cell office:value-type="float" office:value="9.4438" calcext:value-type="float">
            <text:p>9,4438</text:p>
          </table:table-cell>
          <table:table-cell table:number-columns-repeated="6"/>
        </table:table-row>
        <table:table-row table:style-name="ro1">
          <table:table-cell office:value-type="float" office:value="11.4676" calcext:value-type="float">
            <text:p>11,467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0.5361" calcext:value-type="float">
            <text:p>10,5361</text:p>
          </table:table-cell>
          <table:table-cell table:number-columns-repeated="6"/>
        </table:table-row>
        <table:table-row table:style-name="ro1">
          <table:table-cell office:value-type="float" office:value="11.2943" calcext:value-type="float">
            <text:p>11,2943</text:p>
          </table:table-cell>
          <table:table-cell office:value-type="float" office:value="12.961" calcext:value-type="float">
            <text:p>12,961</text:p>
          </table:table-cell>
          <table:table-cell office:value-type="float" office:value="10.466" calcext:value-type="float">
            <text:p>10,466</text:p>
          </table:table-cell>
          <table:table-cell table:number-columns-repeated="6"/>
        </table:table-row>
        <table:table-row table:style-name="ro1">
          <table:table-cell office:value-type="float" office:value="11.3213" calcext:value-type="float">
            <text:p>11,3213</text:p>
          </table:table-cell>
          <table:table-cell office:value-type="float" office:value="10.1908" calcext:value-type="float">
            <text:p>10,1908</text:p>
          </table:table-cell>
          <table:table-cell office:value-type="float" office:value="10.3114" calcext:value-type="float">
            <text:p>10,3114</text:p>
          </table:table-cell>
          <table:table-cell table:number-columns-repeated="6"/>
        </table:table-row>
        <table:table-row table:style-name="ro1">
          <table:table-cell office:value-type="float" office:value="10.6119" calcext:value-type="float">
            <text:p>10,6119</text:p>
          </table:table-cell>
          <table:table-cell office:value-type="float" office:value="10.522" calcext:value-type="float">
            <text:p>10,522</text:p>
          </table:table-cell>
          <table:table-cell office:value-type="float" office:value="10.0516" calcext:value-type="float">
            <text:p>10,0516</text:p>
          </table:table-cell>
          <table:table-cell table:number-columns-repeated="6"/>
        </table:table-row>
        <table:table-row table:style-name="ro1">
          <table:table-cell office:value-type="float" office:value="10.744" calcext:value-type="float">
            <text:p>10,744</text:p>
          </table:table-cell>
          <table:table-cell office:value-type="float" office:value="10.4808" calcext:value-type="float">
            <text:p>10,4808</text:p>
          </table:table-cell>
          <table:table-cell office:value-type="float" office:value="9.80449" calcext:value-type="float">
            <text:p>9,80449</text:p>
          </table:table-cell>
          <table:table-cell table:number-columns-repeated="6"/>
        </table:table-row>
        <table:table-row table:style-name="ro1">
          <table:table-cell office:value-type="float" office:value="11.8375" calcext:value-type="float">
            <text:p>11,8375</text:p>
          </table:table-cell>
          <table:table-cell office:value-type="float" office:value="10.9056" calcext:value-type="float">
            <text:p>10,9056</text:p>
          </table:table-cell>
          <table:table-cell office:value-type="float" office:value="9.51294" calcext:value-type="float">
            <text:p>9,51294</text:p>
          </table:table-cell>
          <table:table-cell table:number-columns-repeated="6"/>
        </table:table-row>
        <table:table-row table:style-name="ro1">
          <table:table-cell office:value-type="float" office:value="11.1872" calcext:value-type="float">
            <text:p>11,1872</text:p>
          </table:table-cell>
          <table:table-cell office:value-type="float" office:value="10.1171" calcext:value-type="float">
            <text:p>10,1171</text:p>
          </table:table-cell>
          <table:table-cell office:value-type="float" office:value="10.0497" calcext:value-type="float">
            <text:p>10,0497</text:p>
          </table:table-cell>
          <table:table-cell table:number-columns-repeated="6"/>
        </table:table-row>
        <table:table-row table:style-name="ro1">
          <table:table-cell office:value-type="float" office:value="11.1439" calcext:value-type="float">
            <text:p>11,1439</text:p>
          </table:table-cell>
          <table:table-cell office:value-type="float" office:value="10.3952" calcext:value-type="float">
            <text:p>10,3952</text:p>
          </table:table-cell>
          <table:table-cell office:value-type="float" office:value="10.4608" calcext:value-type="float">
            <text:p>10,4608</text:p>
          </table:table-cell>
          <table:table-cell table:number-columns-repeated="6"/>
        </table:table-row>
        <table:table-row table:style-name="ro1">
          <table:table-cell office:value-type="float" office:value="10.7266" calcext:value-type="float">
            <text:p>10,7266</text:p>
          </table:table-cell>
          <table:table-cell office:value-type="float" office:value="10.4113" calcext:value-type="float">
            <text:p>10,4113</text:p>
          </table:table-cell>
          <table:table-cell office:value-type="float" office:value="10.5656" calcext:value-type="float">
            <text:p>10,5656</text:p>
          </table:table-cell>
          <table:table-cell table:number-columns-repeated="6"/>
        </table:table-row>
        <table:table-row table:style-name="ro1">
          <table:table-cell office:value-type="float" office:value="11.1477" calcext:value-type="float">
            <text:p>11,1477</text:p>
          </table:table-cell>
          <table:table-cell office:value-type="float" office:value="11.0759" calcext:value-type="float">
            <text:p>11,0759</text:p>
          </table:table-cell>
          <table:table-cell office:value-type="float" office:value="8.41121" calcext:value-type="float">
            <text:p>8,41121</text:p>
          </table:table-cell>
          <table:table-cell table:number-columns-repeated="6"/>
        </table:table-row>
        <table:table-row table:style-name="ro1">
          <table:table-cell office:value-type="float" office:value="11.4866" calcext:value-type="float">
            <text:p>11,4866</text:p>
          </table:table-cell>
          <table:table-cell office:value-type="float" office:value="10" calcext:value-type="float">
            <text:p>10</text:p>
          </table:table-cell>
          <table:table-cell office:value-type="float" office:value="10.5382" calcext:value-type="float">
            <text:p>10,5382</text:p>
          </table:table-cell>
          <table:table-cell table:number-columns-repeated="6"/>
        </table:table-row>
        <table:table-row table:style-name="ro1">
          <table:table-cell office:value-type="float" office:value="11.3493" calcext:value-type="float">
            <text:p>11,3493</text:p>
          </table:table-cell>
          <table:table-cell office:value-type="float" office:value="10.0447" calcext:value-type="float">
            <text:p>10,0447</text:p>
          </table:table-cell>
          <table:table-cell office:value-type="float" office:value="9.77929" calcext:value-type="float">
            <text:p>9,77929</text:p>
          </table:table-cell>
          <table:table-cell table:number-columns-repeated="6"/>
        </table:table-row>
        <table:table-row table:style-name="ro1">
          <table:table-cell office:value-type="float" office:value="25.8065" calcext:value-type="float">
            <text:p>25,8065</text:p>
          </table:table-cell>
          <table:table-cell office:value-type="float" office:value="23.8095" calcext:value-type="float">
            <text:p>23,8095</text:p>
          </table:table-cell>
          <table:table-cell office:value-type="float" office:value="18.8034" calcext:value-type="float">
            <text:p>18,8034</text:p>
          </table:table-cell>
          <table:table-cell table:number-columns-repeated="6"/>
        </table:table-row>
        <table:table-row table:style-name="ro1">
          <table:table-cell office:value-type="float" office:value="15.4639" calcext:value-type="float">
            <text:p>15,4639</text:p>
          </table:table-cell>
          <table:table-cell office:value-type="float" office:value="17.5824" calcext:value-type="float">
            <text:p>17,5824</text:p>
          </table:table-cell>
          <table:table-cell office:value-type="float" office:value="15.4102" calcext:value-type="float">
            <text:p>15,4102</text:p>
          </table:table-cell>
          <table:table-cell table:number-columns-repeated="6"/>
        </table:table-row>
        <table:table-row table:style-name="ro1">
          <table:table-cell office:value-type="float" office:value="18.5567" calcext:value-type="float">
            <text:p>18,5567</text:p>
          </table:table-cell>
          <table:table-cell office:value-type="float" office:value="13.8249" calcext:value-type="float">
            <text:p>13,8249</text:p>
          </table:table-cell>
          <table:table-cell office:value-type="float" office:value="14.7634" calcext:value-type="float">
            <text:p>14,7634</text:p>
          </table:table-cell>
          <table:table-cell table:number-columns-repeated="6"/>
        </table:table-row>
        <table:table-row table:style-name="ro1">
          <table:table-cell office:value-type="float" office:value="15.4762" calcext:value-type="float">
            <text:p>15,4762</text:p>
          </table:table-cell>
          <table:table-cell office:value-type="float" office:value="13.0841" calcext:value-type="float">
            <text:p>13,0841</text:p>
          </table:table-cell>
          <table:table-cell office:value-type="float" office:value="12.3051" calcext:value-type="float">
            <text:p>12,3051</text:p>
          </table:table-cell>
          <table:table-cell table:number-columns-repeated="6"/>
        </table:table-row>
        <table:table-row table:style-name="ro1">
          <table:table-cell office:value-type="float" office:value="16.4794" calcext:value-type="float">
            <text:p>16,4794</text:p>
          </table:table-cell>
          <table:table-cell office:value-type="float" office:value="16.3333" calcext:value-type="float">
            <text:p>16,3333</text:p>
          </table:table-cell>
          <table:table-cell office:value-type="float" office:value="11.8451" calcext:value-type="float">
            <text:p>11,8451</text:p>
          </table:table-cell>
          <table:table-cell table:number-columns-repeated="6"/>
        </table:table-row>
        <table:table-row table:style-name="ro1">
          <table:table-cell office:value-type="float" office:value="13.6929" calcext:value-type="float">
            <text:p>13,6929</text:p>
          </table:table-cell>
          <table:table-cell office:value-type="float" office:value="11.1607" calcext:value-type="float">
            <text:p>11,1607</text:p>
          </table:table-cell>
          <table:table-cell office:value-type="float" office:value="10.578" calcext:value-type="float">
            <text:p>10,578</text:p>
          </table:table-cell>
          <table:table-cell table:number-columns-repeated="6"/>
        </table:table-row>
        <table:table-row table:style-name="ro1">
          <table:table-cell office:value-type="float" office:value="15.6667" calcext:value-type="float">
            <text:p>15,6667</text:p>
          </table:table-cell>
          <table:table-cell office:value-type="float" office:value="11.4868" calcext:value-type="float">
            <text:p>11,4868</text:p>
          </table:table-cell>
          <table:table-cell office:value-type="float" office:value="10.2479" calcext:value-type="float">
            <text:p>10,2479</text:p>
          </table:table-cell>
          <table:table-cell table:number-columns-repeated="6"/>
        </table:table-row>
        <table:table-row table:style-name="ro1">
          <table:table-cell office:value-type="float" office:value="14.4231" calcext:value-type="float">
            <text:p>14,4231</text:p>
          </table:table-cell>
          <table:table-cell office:value-type="float" office:value="11.2783" calcext:value-type="float">
            <text:p>11,2783</text:p>
          </table:table-cell>
          <table:table-cell office:value-type="float" office:value="10.6315" calcext:value-type="float">
            <text:p>10,6315</text:p>
          </table:table-cell>
          <table:table-cell table:number-columns-repeated="6"/>
        </table:table-row>
        <table:table-row table:style-name="ro1">
          <table:table-cell office:value-type="float" office:value="18.6401" calcext:value-type="float">
            <text:p>18,6401</text:p>
          </table:table-cell>
          <table:table-cell office:value-type="float" office:value="9.67742" calcext:value-type="float">
            <text:p>9,67742</text:p>
          </table:table-cell>
          <table:table-cell office:value-type="float" office:value="10.3028" calcext:value-type="float">
            <text:p>10,3028</text:p>
          </table:table-cell>
          <table:table-cell table:number-columns-repeated="6"/>
        </table:table-row>
        <table:table-row table:style-name="ro1">
          <table:table-cell office:value-type="float" office:value="15.0301" calcext:value-type="float">
            <text:p>15,0301</text:p>
          </table:table-cell>
          <table:table-cell office:value-type="float" office:value="9.24318" calcext:value-type="float">
            <text:p>9,24318</text:p>
          </table:table-cell>
          <table:table-cell office:value-type="float" office:value="11.0879" calcext:value-type="float">
            <text:p>11,0879</text:p>
          </table:table-cell>
          <table:table-cell table:number-columns-repeated="6"/>
        </table:table-row>
        <table:table-row table:style-name="ro1">
          <table:table-cell office:value-type="float" office:value="17.6267" calcext:value-type="float">
            <text:p>17,6267</text:p>
          </table:table-cell>
          <table:table-cell office:value-type="float" office:value="8.20425" calcext:value-type="float">
            <text:p>8,20425</text:p>
          </table:table-cell>
          <table:table-cell office:value-type="float" office:value="10.8856" calcext:value-type="float">
            <text:p>10,8856</text:p>
          </table:table-cell>
          <table:table-cell table:number-columns-repeated="6"/>
        </table:table-row>
        <table:table-row table:style-name="ro1">
          <table:table-cell office:value-type="float" office:value="19.8079" calcext:value-type="float">
            <text:p>19,8079</text:p>
          </table:table-cell>
          <table:table-cell office:value-type="float" office:value="10.7603" calcext:value-type="float">
            <text:p>10,7603</text:p>
          </table:table-cell>
          <table:table-cell office:value-type="float" office:value="8.867" calcext:value-type="float">
            <text:p>8,867</text:p>
          </table:table-cell>
          <table:table-cell table:number-columns-repeated="6"/>
        </table:table-row>
        <table:table-row table:style-name="ro1">
          <table:table-cell office:value-type="float" office:value="20.5784" calcext:value-type="float">
            <text:p>20,5784</text:p>
          </table:table-cell>
          <table:table-cell office:value-type="float" office:value="10.3976" calcext:value-type="float">
            <text:p>10,3976</text:p>
          </table:table-cell>
          <table:table-cell office:value-type="float" office:value="11.0696" calcext:value-type="float">
            <text:p>11,0696</text:p>
          </table:table-cell>
          <table:table-cell table:number-columns-repeated="6"/>
        </table:table-row>
        <table:table-row table:style-name="ro1">
          <table:table-cell office:value-type="float" office:value="16.9096" calcext:value-type="float">
            <text:p>16,9096</text:p>
          </table:table-cell>
          <table:table-cell office:value-type="float" office:value="10.1733" calcext:value-type="float">
            <text:p>10,1733</text:p>
          </table:table-cell>
          <table:table-cell office:value-type="float" office:value="10.8116" calcext:value-type="float">
            <text:p>10,8116</text:p>
          </table:table-cell>
          <table:table-cell table:number-columns-repeated="6"/>
        </table:table-row>
        <table:table-row table:style-name="ro1">
          <table:table-cell office:value-type="float" office:value="16.9526" calcext:value-type="float">
            <text:p>16,9526</text:p>
          </table:table-cell>
          <table:table-cell office:value-type="float" office:value="10.5493" calcext:value-type="float">
            <text:p>10,5493</text:p>
          </table:table-cell>
          <table:table-cell office:value-type="float" office:value="10.4067" calcext:value-type="float">
            <text:p>10,4067</text:p>
          </table:table-cell>
          <table:table-cell table:number-columns-repeated="6"/>
        </table:table-row>
        <table:table-row table:style-name="ro1">
          <table:table-cell office:value-type="float" office:value="19.0739" calcext:value-type="float">
            <text:p>19,0739</text:p>
          </table:table-cell>
          <table:table-cell office:value-type="float" office:value="10.4789" calcext:value-type="float">
            <text:p>10,4789</text:p>
          </table:table-cell>
          <table:table-cell office:value-type="float" office:value="10.1716" calcext:value-type="float">
            <text:p>10,1716</text:p>
          </table:table-cell>
          <table:table-cell table:number-columns-repeated="6"/>
        </table:table-row>
        <table:table-row table:style-name="ro1">
          <table:table-cell office:value-type="float" office:value="17.1739" calcext:value-type="float">
            <text:p>17,1739</text:p>
          </table:table-cell>
          <table:table-cell office:value-type="float" office:value="10.5597" calcext:value-type="float">
            <text:p>10,5597</text:p>
          </table:table-cell>
          <table:table-cell office:value-type="float" office:value="10.9521" calcext:value-type="float">
            <text:p>10,9521</text:p>
          </table:table-cell>
          <table:table-cell table:number-columns-repeated="6"/>
        </table:table-row>
        <table:table-row table:style-name="ro1">
          <table:table-cell office:value-type="float" office:value="13.8528" calcext:value-type="float">
            <text:p>13,8528</text:p>
          </table:table-cell>
          <table:table-cell office:value-type="float" office:value="10.3353" calcext:value-type="float">
            <text:p>10,3353</text:p>
          </table:table-cell>
          <table:table-cell office:value-type="float" office:value="9.43284" calcext:value-type="float">
            <text:p>9,43284</text:p>
          </table:table-cell>
          <table:table-cell table:number-columns-repeated="6"/>
        </table:table-row>
        <table:table-row table:style-name="ro1">
          <table:table-cell office:value-type="float" office:value="15.6702" calcext:value-type="float">
            <text:p>15,6702</text:p>
          </table:table-cell>
          <table:table-cell office:value-type="float" office:value="10.759" calcext:value-type="float">
            <text:p>10,759</text:p>
          </table:table-cell>
          <table:table-cell office:value-type="float" office:value="11.1217" calcext:value-type="float">
            <text:p>11,1217</text:p>
          </table:table-cell>
          <table:table-cell table:number-columns-repeated="6"/>
        </table:table-row>
        <table:table-row table:style-name="ro1">
          <table:table-cell office:value-type="float" office:value="15.0463" calcext:value-type="float">
            <text:p>15,0463</text:p>
          </table:table-cell>
          <table:table-cell office:value-type="float" office:value="10.346" calcext:value-type="float">
            <text:p>10,346</text:p>
          </table:table-cell>
          <table:table-cell office:value-type="float" office:value="11.0866" calcext:value-type="float">
            <text:p>11,0866</text:p>
          </table:table-cell>
          <table:table-cell table:number-columns-repeated="6"/>
        </table:table-row>
        <table:table-row table:style-name="ro1">
          <table:table-cell office:value-type="float" office:value="12.8791" calcext:value-type="float">
            <text:p>12,8791</text:p>
          </table:table-cell>
          <table:table-cell office:value-type="float" office:value="12.069" calcext:value-type="float">
            <text:p>12,069</text:p>
          </table:table-cell>
          <table:table-cell office:value-type="float" office:value="10.78" calcext:value-type="float">
            <text:p>10,78</text:p>
          </table:table-cell>
          <table:table-cell table:number-columns-repeated="6"/>
        </table:table-row>
        <table:table-row table:style-name="ro1">
          <table:table-cell office:value-type="float" office:value="12.4015" calcext:value-type="float">
            <text:p>12,4015</text:p>
          </table:table-cell>
          <table:table-cell office:value-type="float" office:value="12.8457" calcext:value-type="float">
            <text:p>12,8457</text:p>
          </table:table-cell>
          <table:table-cell office:value-type="float" office:value="10.2649" calcext:value-type="float">
            <text:p>10,2649</text:p>
          </table:table-cell>
          <table:table-cell table:number-columns-repeated="6"/>
        </table:table-row>
        <table:table-row table:style-name="ro1">
          <table:table-cell office:value-type="float" office:value="11.7942" calcext:value-type="float">
            <text:p>11,7942</text:p>
          </table:table-cell>
          <table:table-cell office:value-type="float" office:value="11.1206" calcext:value-type="float">
            <text:p>11,1206</text:p>
          </table:table-cell>
          <table:table-cell office:value-type="float" office:value="9.47962" calcext:value-type="float">
            <text:p>9,47962</text:p>
          </table:table-cell>
          <table:table-cell table:number-columns-repeated="6"/>
        </table:table-row>
        <table:table-row table:style-name="ro1">
          <table:table-cell office:value-type="float" office:value="13.2151" calcext:value-type="float">
            <text:p>13,2151</text:p>
          </table:table-cell>
          <table:table-cell office:value-type="float" office:value="11.0629" calcext:value-type="float">
            <text:p>11,0629</text:p>
          </table:table-cell>
          <table:table-cell office:value-type="float" office:value="11.6162" calcext:value-type="float">
            <text:p>11,6162</text:p>
          </table:table-cell>
          <table:table-cell table:number-columns-repeated="6"/>
        </table:table-row>
        <table:table-row table:style-name="ro1">
          <table:table-cell office:value-type="float" office:value="12.6546" calcext:value-type="float">
            <text:p>12,6546</text:p>
          </table:table-cell>
          <table:table-cell office:value-type="float" office:value="10.4024" calcext:value-type="float">
            <text:p>10,4024</text:p>
          </table:table-cell>
          <table:table-cell office:value-type="float" office:value="10.4956" calcext:value-type="float">
            <text:p>10,4956</text:p>
          </table:table-cell>
          <table:table-cell table:number-columns-repeated="6"/>
        </table:table-row>
        <table:table-row table:style-name="ro1">
          <table:table-cell office:value-type="float" office:value="12.1262" calcext:value-type="float">
            <text:p>12,1262</text:p>
          </table:table-cell>
          <table:table-cell office:value-type="float" office:value="11.0528" calcext:value-type="float">
            <text:p>11,0528</text:p>
          </table:table-cell>
          <table:table-cell office:value-type="float" office:value="10.03" calcext:value-type="float">
            <text:p>10,03</text:p>
          </table:table-cell>
          <table:table-cell table:number-columns-repeated="6"/>
        </table:table-row>
        <table:table-row table:style-name="ro1">
          <table:table-cell office:value-type="float" office:value="12.2441" calcext:value-type="float">
            <text:p>12,2441</text:p>
          </table:table-cell>
          <table:table-cell office:value-type="float" office:value="10.2745" calcext:value-type="float">
            <text:p>10,2745</text:p>
          </table:table-cell>
          <table:table-cell office:value-type="float" office:value="9.46343" calcext:value-type="float">
            <text:p>9,46343</text:p>
          </table:table-cell>
          <table:table-cell table:number-columns-repeated="6"/>
        </table:table-row>
        <table:table-row table:style-name="ro1">
          <table:table-cell office:value-type="float" office:value="12.9172" calcext:value-type="float">
            <text:p>12,9172</text:p>
          </table:table-cell>
          <table:table-cell office:value-type="float" office:value="7.56014" calcext:value-type="float">
            <text:p>7,56014</text:p>
          </table:table-cell>
          <table:table-cell office:value-type="float" office:value="8.31869" calcext:value-type="float">
            <text:p>8,31869</text:p>
          </table:table-cell>
          <table:table-cell table:number-columns-repeated="6"/>
        </table:table-row>
        <table:table-row table:style-name="ro1">
          <table:table-cell office:value-type="float" office:value="12.0406" calcext:value-type="float">
            <text:p>12,0406</text:p>
          </table:table-cell>
          <table:table-cell office:value-type="float" office:value="10.4557" calcext:value-type="float">
            <text:p>10,4557</text:p>
          </table:table-cell>
          <table:table-cell office:value-type="float" office:value="8.73786" calcext:value-type="float">
            <text:p>8,73786</text:p>
          </table:table-cell>
          <table:table-cell table:number-columns-repeated="6"/>
        </table:table-row>
        <table:table-row table:style-name="ro1">
          <table:table-cell office:value-type="float" office:value="13.0449" calcext:value-type="float">
            <text:p>13,0449</text:p>
          </table:table-cell>
          <table:table-cell office:value-type="float" office:value="10.7258" calcext:value-type="float">
            <text:p>10,7258</text:p>
          </table:table-cell>
          <table:table-cell office:value-type="float" office:value="10.4357" calcext:value-type="float">
            <text:p>10,4357</text:p>
          </table:table-cell>
          <table:table-cell table:number-columns-repeated="6"/>
        </table:table-row>
        <table:table-row table:style-name="ro1">
          <table:table-cell office:value-type="float" office:value="12.7273" calcext:value-type="float">
            <text:p>12,7273</text:p>
          </table:table-cell>
          <table:table-cell office:value-type="float" office:value="9.82761" calcext:value-type="float">
            <text:p>9,82761</text:p>
          </table:table-cell>
          <table:table-cell office:value-type="float" office:value="10.2832" calcext:value-type="float">
            <text:p>10,2832</text:p>
          </table:table-cell>
          <table:table-cell table:number-columns-repeated="6"/>
        </table:table-row>
        <table:table-row table:style-name="ro1">
          <table:table-cell office:value-type="float" office:value="12.151" calcext:value-type="float">
            <text:p>12,151</text:p>
          </table:table-cell>
          <table:table-cell office:value-type="float" office:value="10.6917" calcext:value-type="float">
            <text:p>10,6917</text:p>
          </table:table-cell>
          <table:table-cell office:value-type="float" office:value="10.217" calcext:value-type="float">
            <text:p>10,217</text:p>
          </table:table-cell>
          <table:table-cell table:number-columns-repeated="6"/>
        </table:table-row>
        <table:table-row table:style-name="ro1">
          <table:table-cell office:value-type="float" office:value="12.2914" calcext:value-type="float">
            <text:p>12,2914</text:p>
          </table:table-cell>
          <table:table-cell office:value-type="float" office:value="8.80503" calcext:value-type="float">
            <text:p>8,80503</text:p>
          </table:table-cell>
          <table:table-cell office:value-type="float" office:value="10.832" calcext:value-type="float">
            <text:p>10,832</text:p>
          </table:table-cell>
          <table:table-cell table:number-columns-repeated="6"/>
        </table:table-row>
        <table:table-row table:style-name="ro1">
          <table:table-cell office:value-type="float" office:value="12.6048" calcext:value-type="float">
            <text:p>12,6048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9.66447" calcext:value-type="float">
            <text:p>9,66447</text:p>
          </table:table-cell>
          <table:table-cell table:number-columns-repeated="6"/>
        </table:table-row>
        <table:table-row table:style-name="ro1">
          <table:table-cell office:value-type="float" office:value="11.8709" calcext:value-type="float">
            <text:p>11,8709</text:p>
          </table:table-cell>
          <table:table-cell office:value-type="float" office:value="9.875" calcext:value-type="float">
            <text:p>9,875</text:p>
          </table:table-cell>
          <table:table-cell office:value-type="float" office:value="11.0364" calcext:value-type="float">
            <text:p>11,0364</text:p>
          </table:table-cell>
          <table:table-cell table:number-columns-repeated="6"/>
        </table:table-row>
        <table:table-row table:style-name="ro1">
          <table:table-cell office:value-type="float" office:value="11.5641" calcext:value-type="float">
            <text:p>11,5641</text:p>
          </table:table-cell>
          <table:table-cell office:value-type="float" office:value="11.3402" calcext:value-type="float">
            <text:p>11,3402</text:p>
          </table:table-cell>
          <table:table-cell office:value-type="float" office:value="7.69231" calcext:value-type="float">
            <text:p>7,69231</text:p>
          </table:table-cell>
          <table:table-cell table:number-columns-repeated="6"/>
        </table:table-row>
        <table:table-row table:style-name="ro1">
          <table:table-cell office:value-type="float" office:value="12.3423" calcext:value-type="float">
            <text:p>12,3423</text:p>
          </table:table-cell>
          <table:table-cell office:value-type="float" office:value="10.559" calcext:value-type="float">
            <text:p>10,559</text:p>
          </table:table-cell>
          <table:table-cell office:value-type="float" office:value="11.1294" calcext:value-type="float">
            <text:p>11,1294</text:p>
          </table:table-cell>
          <table:table-cell table:number-columns-repeated="6"/>
        </table:table-row>
        <table:table-row table:style-name="ro1">
          <table:table-cell office:value-type="float" office:value="12.7708" calcext:value-type="float">
            <text:p>12,7708</text:p>
          </table:table-cell>
          <table:table-cell office:value-type="float" office:value="9.87881" calcext:value-type="float">
            <text:p>9,87881</text:p>
          </table:table-cell>
          <table:table-cell office:value-type="float" office:value="9.73561" calcext:value-type="float">
            <text:p>9,73561</text:p>
          </table:table-cell>
          <table:table-cell table:number-columns-repeated="6"/>
        </table:table-row>
        <table:table-row table:style-name="ro1">
          <table:table-cell office:value-type="float" office:value="12.9271" calcext:value-type="float">
            <text:p>12,9271</text:p>
          </table:table-cell>
          <table:table-cell office:value-type="float" office:value="10.6781" calcext:value-type="float">
            <text:p>10,6781</text:p>
          </table:table-cell>
          <table:table-cell office:value-type="float" office:value="14.841" calcext:value-type="float">
            <text:p>14,841</text:p>
          </table:table-cell>
          <table:table-cell table:number-columns-repeated="6"/>
        </table:table-row>
        <table:table-row table:style-name="ro1">
          <table:table-cell office:value-type="float" office:value="12.5937" calcext:value-type="float">
            <text:p>12,5937</text:p>
          </table:table-cell>
          <table:table-cell office:value-type="float" office:value="12.1283" calcext:value-type="float">
            <text:p>12,1283</text:p>
          </table:table-cell>
          <table:table-cell office:value-type="float" office:value="9.72339" calcext:value-type="float">
            <text:p>9,72339</text:p>
          </table:table-cell>
          <table:table-cell table:number-columns-repeated="6"/>
        </table:table-row>
        <table:table-row table:style-name="ro1">
          <table:table-cell office:value-type="float" office:value="11.6723" calcext:value-type="float">
            <text:p>11,6723</text:p>
          </table:table-cell>
          <table:table-cell office:value-type="float" office:value="10.8191" calcext:value-type="float">
            <text:p>10,8191</text:p>
          </table:table-cell>
          <table:table-cell office:value-type="float" office:value="10.1166" calcext:value-type="float">
            <text:p>10,1166</text:p>
          </table:table-cell>
          <table:table-cell table:number-columns-repeated="6"/>
        </table:table-row>
        <table:table-row table:style-name="ro1">
          <table:table-cell office:value-type="float" office:value="11.2793" calcext:value-type="float">
            <text:p>11,2793</text:p>
          </table:table-cell>
          <table:table-cell office:value-type="float" office:value="10.3963" calcext:value-type="float">
            <text:p>10,3963</text:p>
          </table:table-cell>
          <table:table-cell office:value-type="float" office:value="11.5394" calcext:value-type="float">
            <text:p>11,5394</text:p>
          </table:table-cell>
          <table:table-cell table:number-columns-repeated="6"/>
        </table:table-row>
        <table:table-row table:style-name="ro1">
          <table:table-cell office:value-type="float" office:value="10.9237" calcext:value-type="float">
            <text:p>10,9237</text:p>
          </table:table-cell>
          <table:table-cell office:value-type="float" office:value="10.5495" calcext:value-type="float">
            <text:p>10,5495</text:p>
          </table:table-cell>
          <table:table-cell office:value-type="float" office:value="10.8861" calcext:value-type="float">
            <text:p>10,8861</text:p>
          </table:table-cell>
          <table:table-cell table:number-columns-repeated="6"/>
        </table:table-row>
        <table:table-row table:style-name="ro1">
          <table:table-cell office:value-type="float" office:value="11.3453" calcext:value-type="float">
            <text:p>11,3453</text:p>
          </table:table-cell>
          <table:table-cell office:value-type="float" office:value="10.723" calcext:value-type="float">
            <text:p>10,723</text:p>
          </table:table-cell>
          <table:table-cell office:value-type="float" office:value="9.90791" calcext:value-type="float">
            <text:p>9,90791</text:p>
          </table:table-cell>
          <table:table-cell table:number-columns-repeated="6"/>
        </table:table-row>
        <table:table-row table:style-name="ro1">
          <table:table-cell office:value-type="float" office:value="11.712" calcext:value-type="float">
            <text:p>11,712</text:p>
          </table:table-cell>
          <table:table-cell office:value-type="float" office:value="9.97758" calcext:value-type="float">
            <text:p>9,97758</text:p>
          </table:table-cell>
          <table:table-cell office:value-type="float" office:value="11.236" calcext:value-type="float">
            <text:p>11,236</text:p>
          </table:table-cell>
          <table:table-cell table:number-columns-repeated="6"/>
        </table:table-row>
        <table:table-row table:style-name="ro1">
          <table:table-cell office:value-type="float" office:value="12.2054" calcext:value-type="float">
            <text:p>12,2054</text:p>
          </table:table-cell>
          <table:table-cell office:value-type="float" office:value="9.50939" calcext:value-type="float">
            <text:p>9,50939</text:p>
          </table:table-cell>
          <table:table-cell office:value-type="float" office:value="10.8259" calcext:value-type="float">
            <text:p>10,8259</text:p>
          </table:table-cell>
          <table:table-cell table:number-columns-repeated="6"/>
        </table:table-row>
        <table:table-row table:style-name="ro1">
          <table:table-cell office:value-type="float" office:value="12.7718" calcext:value-type="float">
            <text:p>12,7718</text:p>
          </table:table-cell>
          <table:table-cell office:value-type="float" office:value="9.58181" calcext:value-type="float">
            <text:p>9,58181</text:p>
          </table:table-cell>
          <table:table-cell office:value-type="float" office:value="10.3493" calcext:value-type="float">
            <text:p>10,3493</text:p>
          </table:table-cell>
          <table:table-cell table:number-columns-repeated="6"/>
        </table:table-row>
        <table:table-row table:style-name="ro1">
          <table:table-cell office:value-type="float" office:value="11.4754" calcext:value-type="float">
            <text:p>11,4754</text:p>
          </table:table-cell>
          <table:table-cell office:value-type="float" office:value="10.5983" calcext:value-type="float">
            <text:p>10,5983</text:p>
          </table:table-cell>
          <table:table-cell office:value-type="float" office:value="10.2251" calcext:value-type="float">
            <text:p>10,2251</text:p>
          </table:table-cell>
          <table:table-cell table:number-columns-repeated="6"/>
        </table:table-row>
        <table:table-row table:style-name="ro1">
          <table:table-cell office:value-type="float" office:value="11.8414" calcext:value-type="float">
            <text:p>11,8414</text:p>
          </table:table-cell>
          <table:table-cell office:value-type="float" office:value="10.0086" calcext:value-type="float">
            <text:p>10,008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.848" calcext:value-type="float">
            <text:p>11,848</text:p>
          </table:table-cell>
          <table:table-cell office:value-type="float" office:value="4.7619" calcext:value-type="float">
            <text:p>4,7619</text:p>
          </table:table-cell>
          <table:table-cell office:value-type="float" office:value="9.09091" calcext:value-type="float">
            <text:p>9,09091</text:p>
          </table:table-cell>
          <table:table-cell table:number-columns-repeated="6"/>
        </table:table-row>
        <table:table-row table:style-name="ro1">
          <table:table-cell office:value-type="float" office:value="11.5551" calcext:value-type="float">
            <text:p>11,5551</text:p>
          </table:table-cell>
          <table:table-cell office:value-type="float" office:value="9.13416" calcext:value-type="float">
            <text:p>9,13416</text:p>
          </table:table-cell>
          <table:table-cell office:value-type="float" office:value="10.196" calcext:value-type="float">
            <text:p>10,196</text:p>
          </table:table-cell>
          <table:table-cell table:number-columns-repeated="6"/>
        </table:table-row>
        <table:table-row table:style-name="ro1">
          <table:table-cell office:value-type="float" office:value="11.6902" calcext:value-type="float">
            <text:p>11,6902</text:p>
          </table:table-cell>
          <table:table-cell office:value-type="float" office:value="10.7633" calcext:value-type="float">
            <text:p>10,7633</text:p>
          </table:table-cell>
          <table:table-cell office:value-type="float" office:value="10.4115" calcext:value-type="float">
            <text:p>10,4115</text:p>
          </table:table-cell>
          <table:table-cell table:number-columns-repeated="6"/>
        </table:table-row>
        <table:table-row table:style-name="ro1">
          <table:table-cell office:value-type="float" office:value="11.5298" calcext:value-type="float">
            <text:p>11,5298</text:p>
          </table:table-cell>
          <table:table-cell office:value-type="float" office:value="10.591" calcext:value-type="float">
            <text:p>10,591</text:p>
          </table:table-cell>
          <table:table-cell office:value-type="float" office:value="9.9665" calcext:value-type="float">
            <text:p>9,9665</text:p>
          </table:table-cell>
          <table:table-cell table:number-columns-repeated="6"/>
        </table:table-row>
        <table:table-row table:style-name="ro1">
          <table:table-cell office:value-type="float" office:value="11.6245" calcext:value-type="float">
            <text:p>11,6245</text:p>
          </table:table-cell>
          <table:table-cell office:value-type="float" office:value="10.2106" calcext:value-type="float">
            <text:p>10,2106</text:p>
          </table:table-cell>
          <table:table-cell office:value-type="float" office:value="10.4651" calcext:value-type="float">
            <text:p>10,4651</text:p>
          </table:table-cell>
          <table:table-cell table:number-columns-repeated="6"/>
        </table:table-row>
        <table:table-row table:style-name="ro1">
          <table:table-cell office:value-type="float" office:value="11.4175" calcext:value-type="float">
            <text:p>11,4175</text:p>
          </table:table-cell>
          <table:table-cell office:value-type="float" office:value="14.1414" calcext:value-type="float">
            <text:p>14,1414</text:p>
          </table:table-cell>
          <table:table-cell office:value-type="float" office:value="16.8421" calcext:value-type="float">
            <text:p>16,8421</text:p>
          </table:table-cell>
          <table:table-cell table:number-columns-repeated="6"/>
        </table:table-row>
        <table:table-row table:style-name="ro1">
          <table:table-cell office:value-type="float" office:value="11.3173" calcext:value-type="float">
            <text:p>11,3173</text:p>
          </table:table-cell>
          <table:table-cell office:value-type="float" office:value="10.5769" calcext:value-type="float">
            <text:p>10,5769</text:p>
          </table:table-cell>
          <table:table-cell office:value-type="float" office:value="9.4438" calcext:value-type="float">
            <text:p>9,4438</text:p>
          </table:table-cell>
          <table:table-cell table:number-columns-repeated="6"/>
        </table:table-row>
        <table:table-row table:style-name="ro1">
          <table:table-cell office:value-type="float" office:value="11.4676" calcext:value-type="float">
            <text:p>11,467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0.5361" calcext:value-type="float">
            <text:p>10,5361</text:p>
          </table:table-cell>
          <table:table-cell table:number-columns-repeated="6"/>
        </table:table-row>
        <table:table-row table:style-name="ro1">
          <table:table-cell office:value-type="float" office:value="11.2943" calcext:value-type="float">
            <text:p>11,2943</text:p>
          </table:table-cell>
          <table:table-cell office:value-type="float" office:value="12.961" calcext:value-type="float">
            <text:p>12,961</text:p>
          </table:table-cell>
          <table:table-cell office:value-type="float" office:value="10.466" calcext:value-type="float">
            <text:p>10,466</text:p>
          </table:table-cell>
          <table:table-cell table:number-columns-repeated="6"/>
        </table:table-row>
        <table:table-row table:style-name="ro1">
          <table:table-cell office:value-type="float" office:value="11.3213" calcext:value-type="float">
            <text:p>11,3213</text:p>
          </table:table-cell>
          <table:table-cell office:value-type="float" office:value="10.1908" calcext:value-type="float">
            <text:p>10,1908</text:p>
          </table:table-cell>
          <table:table-cell office:value-type="float" office:value="10.3114" calcext:value-type="float">
            <text:p>10,3114</text:p>
          </table:table-cell>
          <table:table-cell table:number-columns-repeated="6"/>
        </table:table-row>
        <table:table-row table:style-name="ro1">
          <table:table-cell office:value-type="float" office:value="10.6119" calcext:value-type="float">
            <text:p>10,6119</text:p>
          </table:table-cell>
          <table:table-cell office:value-type="float" office:value="10.522" calcext:value-type="float">
            <text:p>10,522</text:p>
          </table:table-cell>
          <table:table-cell office:value-type="float" office:value="10.0516" calcext:value-type="float">
            <text:p>10,0516</text:p>
          </table:table-cell>
          <table:table-cell table:number-columns-repeated="6"/>
        </table:table-row>
        <table:table-row table:style-name="ro1">
          <table:table-cell office:value-type="float" office:value="10.744" calcext:value-type="float">
            <text:p>10,744</text:p>
          </table:table-cell>
          <table:table-cell office:value-type="float" office:value="10.4808" calcext:value-type="float">
            <text:p>10,4808</text:p>
          </table:table-cell>
          <table:table-cell office:value-type="float" office:value="9.80449" calcext:value-type="float">
            <text:p>9,80449</text:p>
          </table:table-cell>
          <table:table-cell table:number-columns-repeated="6"/>
        </table:table-row>
        <table:table-row table:style-name="ro1">
          <table:table-cell office:value-type="float" office:value="11.8375" calcext:value-type="float">
            <text:p>11,8375</text:p>
          </table:table-cell>
          <table:table-cell office:value-type="float" office:value="10.9056" calcext:value-type="float">
            <text:p>10,9056</text:p>
          </table:table-cell>
          <table:table-cell office:value-type="float" office:value="9.51294" calcext:value-type="float">
            <text:p>9,51294</text:p>
          </table:table-cell>
          <table:table-cell table:number-columns-repeated="6"/>
        </table:table-row>
        <table:table-row table:style-name="ro1">
          <table:table-cell office:value-type="float" office:value="11.1872" calcext:value-type="float">
            <text:p>11,1872</text:p>
          </table:table-cell>
          <table:table-cell office:value-type="float" office:value="10.1171" calcext:value-type="float">
            <text:p>10,1171</text:p>
          </table:table-cell>
          <table:table-cell office:value-type="float" office:value="10.0497" calcext:value-type="float">
            <text:p>10,0497</text:p>
          </table:table-cell>
          <table:table-cell table:number-columns-repeated="6"/>
        </table:table-row>
        <table:table-row table:style-name="ro1">
          <table:table-cell office:value-type="float" office:value="11.1439" calcext:value-type="float">
            <text:p>11,1439</text:p>
          </table:table-cell>
          <table:table-cell office:value-type="float" office:value="10.3952" calcext:value-type="float">
            <text:p>10,3952</text:p>
          </table:table-cell>
          <table:table-cell office:value-type="float" office:value="10.4608" calcext:value-type="float">
            <text:p>10,4608</text:p>
          </table:table-cell>
          <table:table-cell table:number-columns-repeated="6"/>
        </table:table-row>
        <table:table-row table:style-name="ro1">
          <table:table-cell office:value-type="float" office:value="10.7266" calcext:value-type="float">
            <text:p>10,7266</text:p>
          </table:table-cell>
          <table:table-cell office:value-type="float" office:value="10.4113" calcext:value-type="float">
            <text:p>10,4113</text:p>
          </table:table-cell>
          <table:table-cell office:value-type="float" office:value="10.5656" calcext:value-type="float">
            <text:p>10,5656</text:p>
          </table:table-cell>
          <table:table-cell table:number-columns-repeated="6"/>
        </table:table-row>
        <table:table-row table:style-name="ro1">
          <table:table-cell office:value-type="float" office:value="11.1477" calcext:value-type="float">
            <text:p>11,1477</text:p>
          </table:table-cell>
          <table:table-cell office:value-type="float" office:value="11.0759" calcext:value-type="float">
            <text:p>11,0759</text:p>
          </table:table-cell>
          <table:table-cell office:value-type="float" office:value="8.41121" calcext:value-type="float">
            <text:p>8,41121</text:p>
          </table:table-cell>
          <table:table-cell table:number-columns-repeated="6"/>
        </table:table-row>
        <table:table-row table:style-name="ro1">
          <table:table-cell office:value-type="float" office:value="11.4866" calcext:value-type="float">
            <text:p>11,4866</text:p>
          </table:table-cell>
          <table:table-cell office:value-type="float" office:value="10" calcext:value-type="float">
            <text:p>10</text:p>
          </table:table-cell>
          <table:table-cell office:value-type="float" office:value="10.5382" calcext:value-type="float">
            <text:p>10,5382</text:p>
          </table:table-cell>
          <table:table-cell table:number-columns-repeated="6"/>
        </table:table-row>
        <table:table-row table:style-name="ro1">
          <table:table-cell office:value-type="float" office:value="11.3493" calcext:value-type="float">
            <text:p>11,3493</text:p>
          </table:table-cell>
          <table:table-cell office:value-type="float" office:value="10.0447" calcext:value-type="float">
            <text:p>10,0447</text:p>
          </table:table-cell>
          <table:table-cell office:value-type="float" office:value="9.77929" calcext:value-type="float">
            <text:p>9,77929</text:p>
          </table:table-cell>
          <table:table-cell table:number-columns-repeated="6"/>
        </table:table-row>
        <table:table-row table:style-name="ro1">
          <table:table-cell office:value-type="float" office:value="25.8065" calcext:value-type="float">
            <text:p>25,8065</text:p>
          </table:table-cell>
          <table:table-cell office:value-type="float" office:value="23.8095" calcext:value-type="float">
            <text:p>23,8095</text:p>
          </table:table-cell>
          <table:table-cell office:value-type="float" office:value="18.8034" calcext:value-type="float">
            <text:p>18,8034</text:p>
          </table:table-cell>
          <table:table-cell table:number-columns-repeated="6"/>
        </table:table-row>
        <table:table-row table:style-name="ro1">
          <table:table-cell office:value-type="float" office:value="15.4639" calcext:value-type="float">
            <text:p>15,4639</text:p>
          </table:table-cell>
          <table:table-cell office:value-type="float" office:value="17.5824" calcext:value-type="float">
            <text:p>17,5824</text:p>
          </table:table-cell>
          <table:table-cell office:value-type="float" office:value="15.4102" calcext:value-type="float">
            <text:p>15,4102</text:p>
          </table:table-cell>
          <table:table-cell table:number-columns-repeated="6"/>
        </table:table-row>
        <table:table-row table:style-name="ro1">
          <table:table-cell office:value-type="float" office:value="18.5567" calcext:value-type="float">
            <text:p>18,5567</text:p>
          </table:table-cell>
          <table:table-cell office:value-type="float" office:value="13.8249" calcext:value-type="float">
            <text:p>13,8249</text:p>
          </table:table-cell>
          <table:table-cell office:value-type="float" office:value="14.7634" calcext:value-type="float">
            <text:p>14,7634</text:p>
          </table:table-cell>
          <table:table-cell table:number-columns-repeated="6"/>
        </table:table-row>
        <table:table-row table:style-name="ro1">
          <table:table-cell office:value-type="float" office:value="15.4762" calcext:value-type="float">
            <text:p>15,4762</text:p>
          </table:table-cell>
          <table:table-cell office:value-type="float" office:value="13.0841" calcext:value-type="float">
            <text:p>13,0841</text:p>
          </table:table-cell>
          <table:table-cell office:value-type="float" office:value="12.3051" calcext:value-type="float">
            <text:p>12,3051</text:p>
          </table:table-cell>
          <table:table-cell table:number-columns-repeated="6"/>
        </table:table-row>
        <table:table-row table:style-name="ro1">
          <table:table-cell office:value-type="float" office:value="16.4794" calcext:value-type="float">
            <text:p>16,4794</text:p>
          </table:table-cell>
          <table:table-cell office:value-type="float" office:value="16.3333" calcext:value-type="float">
            <text:p>16,3333</text:p>
          </table:table-cell>
          <table:table-cell office:value-type="float" office:value="11.8451" calcext:value-type="float">
            <text:p>11,8451</text:p>
          </table:table-cell>
          <table:table-cell table:number-columns-repeated="6"/>
        </table:table-row>
        <table:table-row table:style-name="ro1">
          <table:table-cell office:value-type="float" office:value="13.6929" calcext:value-type="float">
            <text:p>13,6929</text:p>
          </table:table-cell>
          <table:table-cell office:value-type="float" office:value="11.1607" calcext:value-type="float">
            <text:p>11,1607</text:p>
          </table:table-cell>
          <table:table-cell office:value-type="float" office:value="10.578" calcext:value-type="float">
            <text:p>10,578</text:p>
          </table:table-cell>
          <table:table-cell table:number-columns-repeated="6"/>
        </table:table-row>
        <table:table-row table:style-name="ro1">
          <table:table-cell office:value-type="float" office:value="15.6667" calcext:value-type="float">
            <text:p>15,6667</text:p>
          </table:table-cell>
          <table:table-cell office:value-type="float" office:value="11.4868" calcext:value-type="float">
            <text:p>11,4868</text:p>
          </table:table-cell>
          <table:table-cell office:value-type="float" office:value="10.2479" calcext:value-type="float">
            <text:p>10,2479</text:p>
          </table:table-cell>
          <table:table-cell table:number-columns-repeated="6"/>
        </table:table-row>
        <table:table-row table:style-name="ro1">
          <table:table-cell office:value-type="float" office:value="14.4231" calcext:value-type="float">
            <text:p>14,4231</text:p>
          </table:table-cell>
          <table:table-cell office:value-type="float" office:value="11.2783" calcext:value-type="float">
            <text:p>11,2783</text:p>
          </table:table-cell>
          <table:table-cell office:value-type="float" office:value="10.6315" calcext:value-type="float">
            <text:p>10,6315</text:p>
          </table:table-cell>
          <table:table-cell table:number-columns-repeated="6"/>
        </table:table-row>
        <table:table-row table:style-name="ro1">
          <table:table-cell office:value-type="float" office:value="18.6401" calcext:value-type="float">
            <text:p>18,6401</text:p>
          </table:table-cell>
          <table:table-cell office:value-type="float" office:value="9.67742" calcext:value-type="float">
            <text:p>9,67742</text:p>
          </table:table-cell>
          <table:table-cell office:value-type="float" office:value="10.3028" calcext:value-type="float">
            <text:p>10,3028</text:p>
          </table:table-cell>
          <table:table-cell table:number-columns-repeated="6"/>
        </table:table-row>
        <table:table-row table:style-name="ro1">
          <table:table-cell office:value-type="float" office:value="15.0301" calcext:value-type="float">
            <text:p>15,0301</text:p>
          </table:table-cell>
          <table:table-cell office:value-type="float" office:value="9.24318" calcext:value-type="float">
            <text:p>9,24318</text:p>
          </table:table-cell>
          <table:table-cell office:value-type="float" office:value="11.0879" calcext:value-type="float">
            <text:p>11,0879</text:p>
          </table:table-cell>
          <table:table-cell table:number-columns-repeated="6"/>
        </table:table-row>
        <table:table-row table:style-name="ro1">
          <table:table-cell office:value-type="float" office:value="17.6267" calcext:value-type="float">
            <text:p>17,6267</text:p>
          </table:table-cell>
          <table:table-cell office:value-type="float" office:value="8.20425" calcext:value-type="float">
            <text:p>8,20425</text:p>
          </table:table-cell>
          <table:table-cell office:value-type="float" office:value="10.8856" calcext:value-type="float">
            <text:p>10,8856</text:p>
          </table:table-cell>
          <table:table-cell table:number-columns-repeated="6"/>
        </table:table-row>
        <table:table-row table:style-name="ro1">
          <table:table-cell office:value-type="float" office:value="19.8079" calcext:value-type="float">
            <text:p>19,8079</text:p>
          </table:table-cell>
          <table:table-cell office:value-type="float" office:value="10.7603" calcext:value-type="float">
            <text:p>10,7603</text:p>
          </table:table-cell>
          <table:table-cell office:value-type="float" office:value="8.867" calcext:value-type="float">
            <text:p>8,867</text:p>
          </table:table-cell>
          <table:table-cell table:number-columns-repeated="6"/>
        </table:table-row>
        <table:table-row table:style-name="ro1">
          <table:table-cell office:value-type="float" office:value="20.5784" calcext:value-type="float">
            <text:p>20,5784</text:p>
          </table:table-cell>
          <table:table-cell office:value-type="float" office:value="10.3976" calcext:value-type="float">
            <text:p>10,3976</text:p>
          </table:table-cell>
          <table:table-cell office:value-type="float" office:value="11.0696" calcext:value-type="float">
            <text:p>11,0696</text:p>
          </table:table-cell>
          <table:table-cell table:number-columns-repeated="6"/>
        </table:table-row>
        <table:table-row table:style-name="ro1">
          <table:table-cell office:value-type="float" office:value="16.9096" calcext:value-type="float">
            <text:p>16,9096</text:p>
          </table:table-cell>
          <table:table-cell office:value-type="float" office:value="10.1733" calcext:value-type="float">
            <text:p>10,1733</text:p>
          </table:table-cell>
          <table:table-cell office:value-type="float" office:value="10.8116" calcext:value-type="float">
            <text:p>10,8116</text:p>
          </table:table-cell>
          <table:table-cell table:number-columns-repeated="6"/>
        </table:table-row>
        <table:table-row table:style-name="ro1">
          <table:table-cell office:value-type="float" office:value="16.9526" calcext:value-type="float">
            <text:p>16,9526</text:p>
          </table:table-cell>
          <table:table-cell office:value-type="float" office:value="10.5493" calcext:value-type="float">
            <text:p>10,5493</text:p>
          </table:table-cell>
          <table:table-cell office:value-type="float" office:value="10.4067" calcext:value-type="float">
            <text:p>10,4067</text:p>
          </table:table-cell>
          <table:table-cell table:number-columns-repeated="6"/>
        </table:table-row>
        <table:table-row table:style-name="ro1">
          <table:table-cell office:value-type="float" office:value="19.0739" calcext:value-type="float">
            <text:p>19,0739</text:p>
          </table:table-cell>
          <table:table-cell office:value-type="float" office:value="10.4789" calcext:value-type="float">
            <text:p>10,4789</text:p>
          </table:table-cell>
          <table:table-cell office:value-type="float" office:value="10.1716" calcext:value-type="float">
            <text:p>10,1716</text:p>
          </table:table-cell>
          <table:table-cell table:number-columns-repeated="6"/>
        </table:table-row>
        <table:table-row table:style-name="ro1">
          <table:table-cell office:value-type="float" office:value="17.1739" calcext:value-type="float">
            <text:p>17,1739</text:p>
          </table:table-cell>
          <table:table-cell office:value-type="float" office:value="10.5597" calcext:value-type="float">
            <text:p>10,5597</text:p>
          </table:table-cell>
          <table:table-cell office:value-type="float" office:value="10.9521" calcext:value-type="float">
            <text:p>10,9521</text:p>
          </table:table-cell>
          <table:table-cell table:number-columns-repeated="6"/>
        </table:table-row>
        <table:table-row table:style-name="ro1">
          <table:table-cell office:value-type="float" office:value="13.8528" calcext:value-type="float">
            <text:p>13,8528</text:p>
          </table:table-cell>
          <table:table-cell office:value-type="float" office:value="10.3353" calcext:value-type="float">
            <text:p>10,3353</text:p>
          </table:table-cell>
          <table:table-cell office:value-type="float" office:value="9.43284" calcext:value-type="float">
            <text:p>9,43284</text:p>
          </table:table-cell>
          <table:table-cell table:number-columns-repeated="6"/>
        </table:table-row>
        <table:table-row table:style-name="ro1">
          <table:table-cell office:value-type="float" office:value="15.6702" calcext:value-type="float">
            <text:p>15,6702</text:p>
          </table:table-cell>
          <table:table-cell office:value-type="float" office:value="10.759" calcext:value-type="float">
            <text:p>10,759</text:p>
          </table:table-cell>
          <table:table-cell office:value-type="float" office:value="11.1217" calcext:value-type="float">
            <text:p>11,1217</text:p>
          </table:table-cell>
          <table:table-cell table:number-columns-repeated="6"/>
        </table:table-row>
        <table:table-row table:style-name="ro1">
          <table:table-cell office:value-type="float" office:value="15.0463" calcext:value-type="float">
            <text:p>15,0463</text:p>
          </table:table-cell>
          <table:table-cell office:value-type="float" office:value="10.346" calcext:value-type="float">
            <text:p>10,346</text:p>
          </table:table-cell>
          <table:table-cell office:value-type="float" office:value="11.0866" calcext:value-type="float">
            <text:p>11,0866</text:p>
          </table:table-cell>
          <table:table-cell table:number-columns-repeated="6"/>
        </table:table-row>
        <table:table-row table:style-name="ro1">
          <table:table-cell office:value-type="float" office:value="12.8791" calcext:value-type="float">
            <text:p>12,8791</text:p>
          </table:table-cell>
          <table:table-cell office:value-type="float" office:value="12.069" calcext:value-type="float">
            <text:p>12,069</text:p>
          </table:table-cell>
          <table:table-cell office:value-type="float" office:value="10.78" calcext:value-type="float">
            <text:p>10,78</text:p>
          </table:table-cell>
          <table:table-cell table:number-columns-repeated="6"/>
        </table:table-row>
        <table:table-row table:style-name="ro1">
          <table:table-cell office:value-type="float" office:value="12.4015" calcext:value-type="float">
            <text:p>12,4015</text:p>
          </table:table-cell>
          <table:table-cell office:value-type="float" office:value="12.8457" calcext:value-type="float">
            <text:p>12,8457</text:p>
          </table:table-cell>
          <table:table-cell office:value-type="float" office:value="10.2649" calcext:value-type="float">
            <text:p>10,2649</text:p>
          </table:table-cell>
          <table:table-cell table:number-columns-repeated="6"/>
        </table:table-row>
        <table:table-row table:style-name="ro1">
          <table:table-cell office:value-type="float" office:value="11.7942" calcext:value-type="float">
            <text:p>11,7942</text:p>
          </table:table-cell>
          <table:table-cell office:value-type="float" office:value="11.1206" calcext:value-type="float">
            <text:p>11,1206</text:p>
          </table:table-cell>
          <table:table-cell office:value-type="float" office:value="9.47962" calcext:value-type="float">
            <text:p>9,47962</text:p>
          </table:table-cell>
          <table:table-cell table:number-columns-repeated="6"/>
        </table:table-row>
        <table:table-row table:style-name="ro1">
          <table:table-cell office:value-type="float" office:value="13.2151" calcext:value-type="float">
            <text:p>13,2151</text:p>
          </table:table-cell>
          <table:table-cell office:value-type="float" office:value="11.0629" calcext:value-type="float">
            <text:p>11,0629</text:p>
          </table:table-cell>
          <table:table-cell office:value-type="float" office:value="11.6162" calcext:value-type="float">
            <text:p>11,6162</text:p>
          </table:table-cell>
          <table:table-cell table:number-columns-repeated="6"/>
        </table:table-row>
        <table:table-row table:style-name="ro1">
          <table:table-cell office:value-type="float" office:value="12.6546" calcext:value-type="float">
            <text:p>12,6546</text:p>
          </table:table-cell>
          <table:table-cell office:value-type="float" office:value="10.4024" calcext:value-type="float">
            <text:p>10,4024</text:p>
          </table:table-cell>
          <table:table-cell office:value-type="float" office:value="10.4956" calcext:value-type="float">
            <text:p>10,4956</text:p>
          </table:table-cell>
          <table:table-cell table:number-columns-repeated="6"/>
        </table:table-row>
        <table:table-row table:style-name="ro1">
          <table:table-cell office:value-type="float" office:value="12.1262" calcext:value-type="float">
            <text:p>12,1262</text:p>
          </table:table-cell>
          <table:table-cell office:value-type="float" office:value="11.0528" calcext:value-type="float">
            <text:p>11,0528</text:p>
          </table:table-cell>
          <table:table-cell office:value-type="float" office:value="10.03" calcext:value-type="float">
            <text:p>10,03</text:p>
          </table:table-cell>
          <table:table-cell table:number-columns-repeated="6"/>
        </table:table-row>
        <table:table-row table:style-name="ro1">
          <table:table-cell office:value-type="float" office:value="12.2441" calcext:value-type="float">
            <text:p>12,2441</text:p>
          </table:table-cell>
          <table:table-cell office:value-type="float" office:value="10.2745" calcext:value-type="float">
            <text:p>10,2745</text:p>
          </table:table-cell>
          <table:table-cell office:value-type="float" office:value="9.46343" calcext:value-type="float">
            <text:p>9,46343</text:p>
          </table:table-cell>
          <table:table-cell table:number-columns-repeated="6"/>
        </table:table-row>
        <table:table-row table:style-name="ro1">
          <table:table-cell office:value-type="float" office:value="12.9172" calcext:value-type="float">
            <text:p>12,9172</text:p>
          </table:table-cell>
          <table:table-cell office:value-type="float" office:value="7.56014" calcext:value-type="float">
            <text:p>7,56014</text:p>
          </table:table-cell>
          <table:table-cell office:value-type="float" office:value="8.31869" calcext:value-type="float">
            <text:p>8,31869</text:p>
          </table:table-cell>
          <table:table-cell table:number-columns-repeated="6"/>
        </table:table-row>
        <table:table-row table:style-name="ro1">
          <table:table-cell office:value-type="float" office:value="12.0406" calcext:value-type="float">
            <text:p>12,0406</text:p>
          </table:table-cell>
          <table:table-cell office:value-type="float" office:value="10.4557" calcext:value-type="float">
            <text:p>10,4557</text:p>
          </table:table-cell>
          <table:table-cell office:value-type="float" office:value="8.73786" calcext:value-type="float">
            <text:p>8,73786</text:p>
          </table:table-cell>
          <table:table-cell table:number-columns-repeated="6"/>
        </table:table-row>
        <table:table-row table:style-name="ro1">
          <table:table-cell office:value-type="float" office:value="13.0449" calcext:value-type="float">
            <text:p>13,0449</text:p>
          </table:table-cell>
          <table:table-cell office:value-type="float" office:value="10.7258" calcext:value-type="float">
            <text:p>10,7258</text:p>
          </table:table-cell>
          <table:table-cell office:value-type="float" office:value="10.4357" calcext:value-type="float">
            <text:p>10,4357</text:p>
          </table:table-cell>
          <table:table-cell table:number-columns-repeated="6"/>
        </table:table-row>
        <table:table-row table:style-name="ro1">
          <table:table-cell office:value-type="float" office:value="12.7273" calcext:value-type="float">
            <text:p>12,7273</text:p>
          </table:table-cell>
          <table:table-cell office:value-type="float" office:value="9.82761" calcext:value-type="float">
            <text:p>9,82761</text:p>
          </table:table-cell>
          <table:table-cell office:value-type="float" office:value="10.2832" calcext:value-type="float">
            <text:p>10,2832</text:p>
          </table:table-cell>
          <table:table-cell table:number-columns-repeated="6"/>
        </table:table-row>
        <table:table-row table:style-name="ro1">
          <table:table-cell office:value-type="float" office:value="12.151" calcext:value-type="float">
            <text:p>12,151</text:p>
          </table:table-cell>
          <table:table-cell office:value-type="float" office:value="10.6917" calcext:value-type="float">
            <text:p>10,6917</text:p>
          </table:table-cell>
          <table:table-cell office:value-type="float" office:value="10.217" calcext:value-type="float">
            <text:p>10,217</text:p>
          </table:table-cell>
          <table:table-cell table:number-columns-repeated="6"/>
        </table:table-row>
        <table:table-row table:style-name="ro1">
          <table:table-cell office:value-type="float" office:value="12.2914" calcext:value-type="float">
            <text:p>12,2914</text:p>
          </table:table-cell>
          <table:table-cell office:value-type="float" office:value="8.80503" calcext:value-type="float">
            <text:p>8,80503</text:p>
          </table:table-cell>
          <table:table-cell office:value-type="float" office:value="10.832" calcext:value-type="float">
            <text:p>10,832</text:p>
          </table:table-cell>
          <table:table-cell table:number-columns-repeated="6"/>
        </table:table-row>
        <table:table-row table:style-name="ro1">
          <table:table-cell office:value-type="float" office:value="12.6048" calcext:value-type="float">
            <text:p>12,6048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9.66447" calcext:value-type="float">
            <text:p>9,66447</text:p>
          </table:table-cell>
          <table:table-cell table:number-columns-repeated="6"/>
        </table:table-row>
        <table:table-row table:style-name="ro1">
          <table:table-cell office:value-type="float" office:value="11.8709" calcext:value-type="float">
            <text:p>11,8709</text:p>
          </table:table-cell>
          <table:table-cell office:value-type="float" office:value="9.875" calcext:value-type="float">
            <text:p>9,875</text:p>
          </table:table-cell>
          <table:table-cell office:value-type="float" office:value="11.0364" calcext:value-type="float">
            <text:p>11,0364</text:p>
          </table:table-cell>
          <table:table-cell table:number-columns-repeated="6"/>
        </table:table-row>
        <table:table-row table:style-name="ro1">
          <table:table-cell office:value-type="float" office:value="11.5641" calcext:value-type="float">
            <text:p>11,5641</text:p>
          </table:table-cell>
          <table:table-cell office:value-type="float" office:value="11.3402" calcext:value-type="float">
            <text:p>11,3402</text:p>
          </table:table-cell>
          <table:table-cell office:value-type="float" office:value="7.69231" calcext:value-type="float">
            <text:p>7,69231</text:p>
          </table:table-cell>
          <table:table-cell table:number-columns-repeated="6"/>
        </table:table-row>
        <table:table-row table:style-name="ro1">
          <table:table-cell office:value-type="float" office:value="12.3423" calcext:value-type="float">
            <text:p>12,3423</text:p>
          </table:table-cell>
          <table:table-cell office:value-type="float" office:value="10.559" calcext:value-type="float">
            <text:p>10,559</text:p>
          </table:table-cell>
          <table:table-cell office:value-type="float" office:value="11.1294" calcext:value-type="float">
            <text:p>11,1294</text:p>
          </table:table-cell>
          <table:table-cell table:number-columns-repeated="6"/>
        </table:table-row>
        <table:table-row table:style-name="ro1">
          <table:table-cell office:value-type="float" office:value="12.7708" calcext:value-type="float">
            <text:p>12,7708</text:p>
          </table:table-cell>
          <table:table-cell office:value-type="float" office:value="9.87881" calcext:value-type="float">
            <text:p>9,87881</text:p>
          </table:table-cell>
          <table:table-cell office:value-type="float" office:value="9.73561" calcext:value-type="float">
            <text:p>9,73561</text:p>
          </table:table-cell>
          <table:table-cell table:number-columns-repeated="6"/>
        </table:table-row>
        <table:table-row table:style-name="ro1">
          <table:table-cell office:value-type="float" office:value="12.9271" calcext:value-type="float">
            <text:p>12,9271</text:p>
          </table:table-cell>
          <table:table-cell office:value-type="float" office:value="10.6781" calcext:value-type="float">
            <text:p>10,6781</text:p>
          </table:table-cell>
          <table:table-cell office:value-type="float" office:value="14.841" calcext:value-type="float">
            <text:p>14,841</text:p>
          </table:table-cell>
          <table:table-cell table:number-columns-repeated="6"/>
        </table:table-row>
        <table:table-row table:style-name="ro1">
          <table:table-cell office:value-type="float" office:value="12.5937" calcext:value-type="float">
            <text:p>12,5937</text:p>
          </table:table-cell>
          <table:table-cell office:value-type="float" office:value="12.1283" calcext:value-type="float">
            <text:p>12,1283</text:p>
          </table:table-cell>
          <table:table-cell office:value-type="float" office:value="9.72339" calcext:value-type="float">
            <text:p>9,72339</text:p>
          </table:table-cell>
          <table:table-cell table:number-columns-repeated="6"/>
        </table:table-row>
        <table:table-row table:style-name="ro1">
          <table:table-cell office:value-type="float" office:value="11.6723" calcext:value-type="float">
            <text:p>11,6723</text:p>
          </table:table-cell>
          <table:table-cell office:value-type="float" office:value="10.8191" calcext:value-type="float">
            <text:p>10,8191</text:p>
          </table:table-cell>
          <table:table-cell office:value-type="float" office:value="10.1166" calcext:value-type="float">
            <text:p>10,1166</text:p>
          </table:table-cell>
          <table:table-cell table:number-columns-repeated="6"/>
        </table:table-row>
        <table:table-row table:style-name="ro1">
          <table:table-cell office:value-type="float" office:value="11.2793" calcext:value-type="float">
            <text:p>11,2793</text:p>
          </table:table-cell>
          <table:table-cell office:value-type="float" office:value="10.3963" calcext:value-type="float">
            <text:p>10,3963</text:p>
          </table:table-cell>
          <table:table-cell office:value-type="float" office:value="11.5394" calcext:value-type="float">
            <text:p>11,5394</text:p>
          </table:table-cell>
          <table:table-cell table:number-columns-repeated="6"/>
        </table:table-row>
        <table:table-row table:style-name="ro1">
          <table:table-cell office:value-type="float" office:value="10.9237" calcext:value-type="float">
            <text:p>10,9237</text:p>
          </table:table-cell>
          <table:table-cell office:value-type="float" office:value="10.5495" calcext:value-type="float">
            <text:p>10,5495</text:p>
          </table:table-cell>
          <table:table-cell office:value-type="float" office:value="10.8861" calcext:value-type="float">
            <text:p>10,8861</text:p>
          </table:table-cell>
          <table:table-cell table:number-columns-repeated="6"/>
        </table:table-row>
        <table:table-row table:style-name="ro1">
          <table:table-cell office:value-type="float" office:value="11.3453" calcext:value-type="float">
            <text:p>11,3453</text:p>
          </table:table-cell>
          <table:table-cell office:value-type="float" office:value="10.723" calcext:value-type="float">
            <text:p>10,723</text:p>
          </table:table-cell>
          <table:table-cell office:value-type="float" office:value="9.90791" calcext:value-type="float">
            <text:p>9,90791</text:p>
          </table:table-cell>
          <table:table-cell table:number-columns-repeated="6"/>
        </table:table-row>
        <table:table-row table:style-name="ro1">
          <table:table-cell office:value-type="float" office:value="11.712" calcext:value-type="float">
            <text:p>11,712</text:p>
          </table:table-cell>
          <table:table-cell office:value-type="float" office:value="9.97758" calcext:value-type="float">
            <text:p>9,97758</text:p>
          </table:table-cell>
          <table:table-cell office:value-type="float" office:value="11.236" calcext:value-type="float">
            <text:p>11,236</text:p>
          </table:table-cell>
          <table:table-cell table:number-columns-repeated="6"/>
        </table:table-row>
        <table:table-row table:style-name="ro1">
          <table:table-cell office:value-type="float" office:value="12.2054" calcext:value-type="float">
            <text:p>12,2054</text:p>
          </table:table-cell>
          <table:table-cell office:value-type="float" office:value="9.50939" calcext:value-type="float">
            <text:p>9,50939</text:p>
          </table:table-cell>
          <table:table-cell office:value-type="float" office:value="10.8259" calcext:value-type="float">
            <text:p>10,8259</text:p>
          </table:table-cell>
          <table:table-cell table:number-columns-repeated="6"/>
        </table:table-row>
        <table:table-row table:style-name="ro1">
          <table:table-cell office:value-type="float" office:value="12.7718" calcext:value-type="float">
            <text:p>12,7718</text:p>
          </table:table-cell>
          <table:table-cell office:value-type="float" office:value="9.58181" calcext:value-type="float">
            <text:p>9,58181</text:p>
          </table:table-cell>
          <table:table-cell office:value-type="float" office:value="10.3493" calcext:value-type="float">
            <text:p>10,3493</text:p>
          </table:table-cell>
          <table:table-cell table:number-columns-repeated="6"/>
        </table:table-row>
        <table:table-row table:style-name="ro1">
          <table:table-cell office:value-type="float" office:value="11.4754" calcext:value-type="float">
            <text:p>11,4754</text:p>
          </table:table-cell>
          <table:table-cell office:value-type="float" office:value="10.5983" calcext:value-type="float">
            <text:p>10,5983</text:p>
          </table:table-cell>
          <table:table-cell office:value-type="float" office:value="10.2251" calcext:value-type="float">
            <text:p>10,2251</text:p>
          </table:table-cell>
          <table:table-cell table:number-columns-repeated="6"/>
        </table:table-row>
        <table:table-row table:style-name="ro1">
          <table:table-cell office:value-type="float" office:value="11.8414" calcext:value-type="float">
            <text:p>11,8414</text:p>
          </table:table-cell>
          <table:table-cell office:value-type="float" office:value="10.0086" calcext:value-type="float">
            <text:p>10,008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.848" calcext:value-type="float">
            <text:p>11,848</text:p>
          </table:table-cell>
          <table:table-cell office:value-type="float" office:value="4.7619" calcext:value-type="float">
            <text:p>4,7619</text:p>
          </table:table-cell>
          <table:table-cell office:value-type="float" office:value="9.09091" calcext:value-type="float">
            <text:p>9,09091</text:p>
          </table:table-cell>
          <table:table-cell table:number-columns-repeated="6"/>
        </table:table-row>
        <table:table-row table:style-name="ro1">
          <table:table-cell office:value-type="float" office:value="11.5551" calcext:value-type="float">
            <text:p>11,5551</text:p>
          </table:table-cell>
          <table:table-cell office:value-type="float" office:value="9.13416" calcext:value-type="float">
            <text:p>9,13416</text:p>
          </table:table-cell>
          <table:table-cell office:value-type="float" office:value="10.196" calcext:value-type="float">
            <text:p>10,196</text:p>
          </table:table-cell>
          <table:table-cell table:number-columns-repeated="6"/>
        </table:table-row>
        <table:table-row table:style-name="ro1">
          <table:table-cell office:value-type="float" office:value="11.6902" calcext:value-type="float">
            <text:p>11,6902</text:p>
          </table:table-cell>
          <table:table-cell office:value-type="float" office:value="10.7633" calcext:value-type="float">
            <text:p>10,7633</text:p>
          </table:table-cell>
          <table:table-cell office:value-type="float" office:value="10.4115" calcext:value-type="float">
            <text:p>10,4115</text:p>
          </table:table-cell>
          <table:table-cell table:number-columns-repeated="6"/>
        </table:table-row>
        <table:table-row table:style-name="ro1">
          <table:table-cell office:value-type="float" office:value="11.5298" calcext:value-type="float">
            <text:p>11,5298</text:p>
          </table:table-cell>
          <table:table-cell office:value-type="float" office:value="10.591" calcext:value-type="float">
            <text:p>10,591</text:p>
          </table:table-cell>
          <table:table-cell office:value-type="float" office:value="9.9665" calcext:value-type="float">
            <text:p>9,9665</text:p>
          </table:table-cell>
          <table:table-cell table:number-columns-repeated="6"/>
        </table:table-row>
        <table:table-row table:style-name="ro1">
          <table:table-cell office:value-type="float" office:value="11.6245" calcext:value-type="float">
            <text:p>11,6245</text:p>
          </table:table-cell>
          <table:table-cell office:value-type="float" office:value="10.2106" calcext:value-type="float">
            <text:p>10,2106</text:p>
          </table:table-cell>
          <table:table-cell office:value-type="float" office:value="10.4651" calcext:value-type="float">
            <text:p>10,4651</text:p>
          </table:table-cell>
          <table:table-cell table:number-columns-repeated="6"/>
        </table:table-row>
        <table:table-row table:style-name="ro1">
          <table:table-cell office:value-type="float" office:value="11.4175" calcext:value-type="float">
            <text:p>11,4175</text:p>
          </table:table-cell>
          <table:table-cell office:value-type="float" office:value="14.1414" calcext:value-type="float">
            <text:p>14,1414</text:p>
          </table:table-cell>
          <table:table-cell office:value-type="float" office:value="16.8421" calcext:value-type="float">
            <text:p>16,8421</text:p>
          </table:table-cell>
          <table:table-cell table:number-columns-repeated="6"/>
        </table:table-row>
        <table:table-row table:style-name="ro1">
          <table:table-cell office:value-type="float" office:value="11.3173" calcext:value-type="float">
            <text:p>11,3173</text:p>
          </table:table-cell>
          <table:table-cell office:value-type="float" office:value="10.5769" calcext:value-type="float">
            <text:p>10,5769</text:p>
          </table:table-cell>
          <table:table-cell office:value-type="float" office:value="9.4438" calcext:value-type="float">
            <text:p>9,4438</text:p>
          </table:table-cell>
          <table:table-cell table:number-columns-repeated="6"/>
        </table:table-row>
        <table:table-row table:style-name="ro1">
          <table:table-cell office:value-type="float" office:value="11.4676" calcext:value-type="float">
            <text:p>11,467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0.5361" calcext:value-type="float">
            <text:p>10,5361</text:p>
          </table:table-cell>
          <table:table-cell table:number-columns-repeated="6"/>
        </table:table-row>
        <table:table-row table:style-name="ro1">
          <table:table-cell office:value-type="float" office:value="11.2943" calcext:value-type="float">
            <text:p>11,2943</text:p>
          </table:table-cell>
          <table:table-cell office:value-type="float" office:value="12.961" calcext:value-type="float">
            <text:p>12,961</text:p>
          </table:table-cell>
          <table:table-cell office:value-type="float" office:value="10.466" calcext:value-type="float">
            <text:p>10,466</text:p>
          </table:table-cell>
          <table:table-cell table:number-columns-repeated="6"/>
        </table:table-row>
        <table:table-row table:style-name="ro1">
          <table:table-cell office:value-type="float" office:value="11.3213" calcext:value-type="float">
            <text:p>11,3213</text:p>
          </table:table-cell>
          <table:table-cell office:value-type="float" office:value="10.1908" calcext:value-type="float">
            <text:p>10,1908</text:p>
          </table:table-cell>
          <table:table-cell office:value-type="float" office:value="10.3114" calcext:value-type="float">
            <text:p>10,3114</text:p>
          </table:table-cell>
          <table:table-cell table:number-columns-repeated="6"/>
        </table:table-row>
        <table:table-row table:style-name="ro1">
          <table:table-cell office:value-type="float" office:value="10.6119" calcext:value-type="float">
            <text:p>10,6119</text:p>
          </table:table-cell>
          <table:table-cell office:value-type="float" office:value="10.522" calcext:value-type="float">
            <text:p>10,522</text:p>
          </table:table-cell>
          <table:table-cell office:value-type="float" office:value="10.0516" calcext:value-type="float">
            <text:p>10,0516</text:p>
          </table:table-cell>
          <table:table-cell table:number-columns-repeated="6"/>
        </table:table-row>
        <table:table-row table:style-name="ro1">
          <table:table-cell office:value-type="float" office:value="10.744" calcext:value-type="float">
            <text:p>10,744</text:p>
          </table:table-cell>
          <table:table-cell office:value-type="float" office:value="10.4808" calcext:value-type="float">
            <text:p>10,4808</text:p>
          </table:table-cell>
          <table:table-cell office:value-type="float" office:value="9.80449" calcext:value-type="float">
            <text:p>9,80449</text:p>
          </table:table-cell>
          <table:table-cell table:number-columns-repeated="6"/>
        </table:table-row>
        <table:table-row table:style-name="ro1">
          <table:table-cell office:value-type="float" office:value="11.8375" calcext:value-type="float">
            <text:p>11,8375</text:p>
          </table:table-cell>
          <table:table-cell office:value-type="float" office:value="10.9056" calcext:value-type="float">
            <text:p>10,9056</text:p>
          </table:table-cell>
          <table:table-cell office:value-type="float" office:value="9.51294" calcext:value-type="float">
            <text:p>9,51294</text:p>
          </table:table-cell>
          <table:table-cell table:number-columns-repeated="6"/>
        </table:table-row>
        <table:table-row table:style-name="ro1">
          <table:table-cell office:value-type="float" office:value="11.1872" calcext:value-type="float">
            <text:p>11,1872</text:p>
          </table:table-cell>
          <table:table-cell office:value-type="float" office:value="10.1171" calcext:value-type="float">
            <text:p>10,1171</text:p>
          </table:table-cell>
          <table:table-cell office:value-type="float" office:value="10.0497" calcext:value-type="float">
            <text:p>10,0497</text:p>
          </table:table-cell>
          <table:table-cell table:number-columns-repeated="6"/>
        </table:table-row>
        <table:table-row table:style-name="ro1">
          <table:table-cell office:value-type="float" office:value="11.1439" calcext:value-type="float">
            <text:p>11,1439</text:p>
          </table:table-cell>
          <table:table-cell office:value-type="float" office:value="10.3952" calcext:value-type="float">
            <text:p>10,3952</text:p>
          </table:table-cell>
          <table:table-cell office:value-type="float" office:value="10.4608" calcext:value-type="float">
            <text:p>10,4608</text:p>
          </table:table-cell>
          <table:table-cell table:number-columns-repeated="6"/>
        </table:table-row>
        <table:table-row table:style-name="ro1">
          <table:table-cell office:value-type="float" office:value="10.7266" calcext:value-type="float">
            <text:p>10,7266</text:p>
          </table:table-cell>
          <table:table-cell office:value-type="float" office:value="10.4113" calcext:value-type="float">
            <text:p>10,4113</text:p>
          </table:table-cell>
          <table:table-cell office:value-type="float" office:value="10.5656" calcext:value-type="float">
            <text:p>10,5656</text:p>
          </table:table-cell>
          <table:table-cell table:number-columns-repeated="6"/>
        </table:table-row>
        <table:table-row table:style-name="ro1">
          <table:table-cell office:value-type="float" office:value="11.1477" calcext:value-type="float">
            <text:p>11,1477</text:p>
          </table:table-cell>
          <table:table-cell office:value-type="float" office:value="11.0759" calcext:value-type="float">
            <text:p>11,0759</text:p>
          </table:table-cell>
          <table:table-cell office:value-type="float" office:value="8.41121" calcext:value-type="float">
            <text:p>8,41121</text:p>
          </table:table-cell>
          <table:table-cell table:number-columns-repeated="6"/>
        </table:table-row>
        <table:table-row table:style-name="ro1">
          <table:table-cell office:value-type="float" office:value="11.4866" calcext:value-type="float">
            <text:p>11,4866</text:p>
          </table:table-cell>
          <table:table-cell office:value-type="float" office:value="10" calcext:value-type="float">
            <text:p>10</text:p>
          </table:table-cell>
          <table:table-cell office:value-type="float" office:value="10.5382" calcext:value-type="float">
            <text:p>10,5382</text:p>
          </table:table-cell>
          <table:table-cell table:number-columns-repeated="6"/>
        </table:table-row>
        <table:table-row table:style-name="ro1">
          <table:table-cell office:value-type="float" office:value="11.3493" calcext:value-type="float">
            <text:p>11,3493</text:p>
          </table:table-cell>
          <table:table-cell office:value-type="float" office:value="10.0447" calcext:value-type="float">
            <text:p>10,0447</text:p>
          </table:table-cell>
          <table:table-cell office:value-type="float" office:value="9.77929" calcext:value-type="float">
            <text:p>9,7792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rrorRareStatic.A2:ErrorRareStatic.E54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15:02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5-03-16T15:41:51.169000000</dc:date>
    <meta:editing-duration>PT2H52M56S</meta:editing-duration>
    <meta:editing-cycles>22</meta:editing-cycles>
    <meta:document-statistic meta:table-count="1" meta:cell-count="631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924cm" svg:y="0.316cm" chart:style-name="ch2">
          <text:p>SLA requirements for application 1 with round robin 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H3" chart:data-source-has-labels="column" svg:x="0.32cm" svg:y="1.275cm" svg:width="15.36cm" svg:height="6.762cm">
          <chart:coordinate-region svg:x="5.556cm" svg:y="3.149cm" svg:width="4.888cm" svg:height="4.888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202">
                <text:p>202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11cm" svg:y="3.703cm" style:legend-expansion="high" chart:style-name="ch2"/>
        <chart:plot-area chart:style-name="ch3" table:cell-range-address="ErrorRareStatic.A1:ErrorRareStatic.C545" chart:data-source-has-labels="row" svg:x="0.32cm" svg:y="0.18cm" svg:width="11.271cm" svg:height="8.64cm">
          <chart:coordinate-region svg:x="0.941cm" svg:y="0.301cm" svg:width="10.58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rrorRareStatic.A2:ErrorRareStatic.A545" chart:label-cell-address="ErrorRareStatic.A1:ErrorRareStatic.A1" chart:class="chart:line">
            <chart:data-point chart:repeated="141"/>
            <chart:data-point chart:style-name="ch8"/>
            <chart:data-point chart:repeated="402"/>
          </chart:series>
          <chart:series chart:style-name="ch9" chart:values-cell-range-address="ErrorRareStatic.B2:ErrorRareStatic.B545" chart:label-cell-address="ErrorRareStatic.B1:ErrorRareStatic.B1" chart:class="chart:line">
            <chart:data-point chart:repeated="544"/>
          </chart:series>
          <chart:series chart:style-name="ch10" chart:values-cell-range-address="ErrorRareStatic.C2:ErrorRareStatic.C545" chart:label-cell-address="ErrorRareStatic.C1:ErrorRareStatic.C1" chart:class="chart:line">
            <chart:data-point chart:repeated="5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1ErrorRate</text:p>
                <draw:g>
                  <svg:desc>ErrorRareStatic.A1:ErrorRareStatic.A1</svg:desc>
                </draw:g>
              </table:table-cell>
              <table:table-cell office:value-type="string">
                <text:p>Application2ErrorRate</text:p>
                <draw:g>
                  <svg:desc>ErrorRareStatic.B1:ErrorRareStatic.B1</svg:desc>
                </draw:g>
              </table:table-cell>
              <table:table-cell office:value-type="string">
                <text:p>Application3ErrorRate</text:p>
                <draw:g>
                  <svg:desc>ErrorRareStatic.C1:ErrorRareStati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rrorRareStatic.A2:ErrorRareStatic.A545</svg:desc>
                </draw:g>
              </table:table-cell>
              <table:table-cell office:value-type="float" office:value="1">
                <text:p>1</text:p>
                <draw:g>
                  <svg:desc>ErrorRareStatic.B2:ErrorRareStatic.B545</svg:desc>
                </draw:g>
              </table:table-cell>
              <table:table-cell office:value-type="float" office:value="1">
                <text:p>1</text:p>
                <draw:g>
                  <svg:desc>ErrorRareStatic.C2:ErrorRareStatic.C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639">
                <text:p>15.4639</text:p>
              </table:table-cell>
              <table:table-cell office:value-type="float" office:value="17.5824">
                <text:p>17.58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5567">
                <text:p>18.5567</text:p>
              </table:table-cell>
              <table:table-cell office:value-type="float" office:value="13.8249">
                <text:p>13.8249</text:p>
              </table:table-cell>
              <table:table-cell office:value-type="float" office:value="14.7634">
                <text:p>14.7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4762">
                <text:p>15.4762</text:p>
              </table:table-cell>
              <table:table-cell office:value-type="float" office:value="13.0841">
                <text:p>13.0841</text:p>
              </table:table-cell>
              <table:table-cell office:value-type="float" office:value="12.3051">
                <text:p>12.3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4794">
                <text:p>16.4794</text:p>
              </table:table-cell>
              <table:table-cell office:value-type="float" office:value="16.3333">
                <text:p>16.3333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929">
                <text:p>13.6929</text:p>
              </table:table-cell>
              <table:table-cell office:value-type="float" office:value="11.1607">
                <text:p>11.1607</text:p>
              </table:table-cell>
              <table:table-cell office:value-type="float" office:value="10.578">
                <text:p>10.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667">
                <text:p>15.6667</text:p>
              </table:table-cell>
              <table:table-cell office:value-type="float" office:value="11.4868">
                <text:p>11.4868</text:p>
              </table:table-cell>
              <table:table-cell office:value-type="float" office:value="10.2479">
                <text:p>10.2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231">
                <text:p>14.4231</text:p>
              </table:table-cell>
              <table:table-cell office:value-type="float" office:value="11.2783">
                <text:p>11.2783</text:p>
              </table:table-cell>
              <table:table-cell office:value-type="float" office:value="10.6315">
                <text:p>10.6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6401">
                <text:p>18.6401</text:p>
              </table:table-cell>
              <table:table-cell office:value-type="float" office:value="9.67742">
                <text:p>9.67742</text:p>
              </table:table-cell>
              <table:table-cell office:value-type="float" office:value="10.3028">
                <text:p>10.3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301">
                <text:p>15.0301</text:p>
              </table:table-cell>
              <table:table-cell office:value-type="float" office:value="9.24318">
                <text:p>9.24318</text:p>
              </table:table-cell>
              <table:table-cell office:value-type="float" office:value="11.0879">
                <text:p>11.0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6267">
                <text:p>17.6267</text:p>
              </table:table-cell>
              <table:table-cell office:value-type="float" office:value="8.20425">
                <text:p>8.20425</text:p>
              </table:table-cell>
              <table:table-cell office:value-type="float" office:value="10.8856">
                <text:p>10.8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079">
                <text:p>19.8079</text:p>
              </table:table-cell>
              <table:table-cell office:value-type="float" office:value="10.7603">
                <text:p>10.7603</text:p>
              </table:table-cell>
              <table:table-cell office:value-type="float" office:value="8.867">
                <text:p>8.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5784">
                <text:p>20.5784</text:p>
              </table:table-cell>
              <table:table-cell office:value-type="float" office:value="10.3976">
                <text:p>10.3976</text:p>
              </table:table-cell>
              <table:table-cell office:value-type="float" office:value="11.0696">
                <text:p>11.0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9096">
                <text:p>16.9096</text:p>
              </table:table-cell>
              <table:table-cell office:value-type="float" office:value="10.1733">
                <text:p>10.1733</text:p>
              </table:table-cell>
              <table:table-cell office:value-type="float" office:value="10.8116">
                <text:p>10.8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9526">
                <text:p>16.9526</text:p>
              </table:table-cell>
              <table:table-cell office:value-type="float" office:value="10.5493">
                <text:p>10.5493</text:p>
              </table:table-cell>
              <table:table-cell office:value-type="float" office:value="10.4067">
                <text:p>10.4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0739">
                <text:p>19.0739</text:p>
              </table:table-cell>
              <table:table-cell office:value-type="float" office:value="10.4789">
                <text:p>10.4789</text:p>
              </table:table-cell>
              <table:table-cell office:value-type="float" office:value="10.1716">
                <text:p>10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1739">
                <text:p>17.1739</text:p>
              </table:table-cell>
              <table:table-cell office:value-type="float" office:value="10.5597">
                <text:p>10.5597</text:p>
              </table:table-cell>
              <table:table-cell office:value-type="float" office:value="10.9521">
                <text:p>10.9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528">
                <text:p>13.8528</text:p>
              </table:table-cell>
              <table:table-cell office:value-type="float" office:value="10.3353">
                <text:p>10.3353</text:p>
              </table:table-cell>
              <table:table-cell office:value-type="float" office:value="9.43284">
                <text:p>9.43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702">
                <text:p>15.6702</text:p>
              </table:table-cell>
              <table:table-cell office:value-type="float" office:value="10.759">
                <text:p>10.759</text:p>
              </table:table-cell>
              <table:table-cell office:value-type="float" office:value="11.1217">
                <text:p>11.1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463">
                <text:p>15.0463</text:p>
              </table:table-cell>
              <table:table-cell office:value-type="float" office:value="10.346">
                <text:p>10.346</text:p>
              </table:table-cell>
              <table:table-cell office:value-type="float" office:value="11.0866">
                <text:p>11.0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8791">
                <text:p>12.8791</text:p>
              </table:table-cell>
              <table:table-cell office:value-type="float" office:value="12.069">
                <text:p>12.06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4015">
                <text:p>12.4015</text:p>
              </table:table-cell>
              <table:table-cell office:value-type="float" office:value="12.8457">
                <text:p>12.8457</text:p>
              </table:table-cell>
              <table:table-cell office:value-type="float" office:value="10.2649">
                <text:p>10.2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942">
                <text:p>11.7942</text:p>
              </table:table-cell>
              <table:table-cell office:value-type="float" office:value="11.1206">
                <text:p>11.1206</text:p>
              </table:table-cell>
              <table:table-cell office:value-type="float" office:value="9.47962">
                <text:p>9.47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2151">
                <text:p>13.2151</text:p>
              </table:table-cell>
              <table:table-cell office:value-type="float" office:value="11.0629">
                <text:p>11.0629</text:p>
              </table:table-cell>
              <table:table-cell office:value-type="float" office:value="11.6162">
                <text:p>11.6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546">
                <text:p>12.6546</text:p>
              </table:table-cell>
              <table:table-cell office:value-type="float" office:value="10.4024">
                <text:p>10.4024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1262">
                <text:p>12.1262</text:p>
              </table:table-cell>
              <table:table-cell office:value-type="float" office:value="11.0528">
                <text:p>11.052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441">
                <text:p>12.2441</text:p>
              </table:table-cell>
              <table:table-cell office:value-type="float" office:value="10.2745">
                <text:p>10.2745</text:p>
              </table:table-cell>
              <table:table-cell office:value-type="float" office:value="9.46343">
                <text:p>9.46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172">
                <text:p>12.9172</text:p>
              </table:table-cell>
              <table:table-cell office:value-type="float" office:value="7.56014">
                <text:p>7.56014</text:p>
              </table:table-cell>
              <table:table-cell office:value-type="float" office:value="8.31869">
                <text:p>8.31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0406">
                <text:p>12.0406</text:p>
              </table:table-cell>
              <table:table-cell office:value-type="float" office:value="10.4557">
                <text:p>10.4557</text:p>
              </table:table-cell>
              <table:table-cell office:value-type="float" office:value="8.73786">
                <text:p>8.73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0449">
                <text:p>13.0449</text:p>
              </table:table-cell>
              <table:table-cell office:value-type="float" office:value="10.7258">
                <text:p>10.7258</text:p>
              </table:table-cell>
              <table:table-cell office:value-type="float" office:value="10.4357">
                <text:p>10.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7273">
                <text:p>12.7273</text:p>
              </table:table-cell>
              <table:table-cell office:value-type="float" office:value="9.82761">
                <text:p>9.82761</text:p>
              </table:table-cell>
              <table:table-cell office:value-type="float" office:value="10.2832">
                <text:p>10.2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151">
                <text:p>12.151</text:p>
              </table:table-cell>
              <table:table-cell office:value-type="float" office:value="10.6917">
                <text:p>10.6917</text:p>
              </table:table-cell>
              <table:table-cell office:value-type="float" office:value="10.217">
                <text:p>10.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2914">
                <text:p>12.2914</text:p>
              </table:table-cell>
              <table:table-cell office:value-type="float" office:value="8.80503">
                <text:p>8.80503</text:p>
              </table:table-cell>
              <table:table-cell office:value-type="float" office:value="10.832">
                <text:p>10.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048">
                <text:p>12.6048</text:p>
              </table:table-cell>
              <table:table-cell office:value-type="float" office:value="8.49057">
                <text:p>8.49057</text:p>
              </table:table-cell>
              <table:table-cell office:value-type="float" office:value="9.66447">
                <text:p>9.66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709">
                <text:p>11.8709</text:p>
              </table:table-cell>
              <table:table-cell office:value-type="float" office:value="9.875">
                <text:p>9.875</text:p>
              </table:table-cell>
              <table:table-cell office:value-type="float" office:value="11.0364">
                <text:p>11.0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641">
                <text:p>11.5641</text:p>
              </table:table-cell>
              <table:table-cell office:value-type="float" office:value="11.3402">
                <text:p>11.3402</text:p>
              </table:table-cell>
              <table:table-cell office:value-type="float" office:value="7.69231">
                <text:p>7.69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3423">
                <text:p>12.3423</text:p>
              </table:table-cell>
              <table:table-cell office:value-type="float" office:value="10.559">
                <text:p>10.559</text:p>
              </table:table-cell>
              <table:table-cell office:value-type="float" office:value="11.1294">
                <text:p>11.1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708">
                <text:p>12.7708</text:p>
              </table:table-cell>
              <table:table-cell office:value-type="float" office:value="9.87881">
                <text:p>9.87881</text:p>
              </table:table-cell>
              <table:table-cell office:value-type="float" office:value="9.73561">
                <text:p>9.73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9271">
                <text:p>12.9271</text:p>
              </table:table-cell>
              <table:table-cell office:value-type="float" office:value="10.6781">
                <text:p>10.6781</text:p>
              </table:table-cell>
              <table:table-cell office:value-type="float" office:value="14.841">
                <text:p>14.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937">
                <text:p>12.5937</text:p>
              </table:table-cell>
              <table:table-cell office:value-type="float" office:value="12.1283">
                <text:p>12.1283</text:p>
              </table:table-cell>
              <table:table-cell office:value-type="float" office:value="9.72339">
                <text:p>9.72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723">
                <text:p>11.6723</text:p>
              </table:table-cell>
              <table:table-cell office:value-type="float" office:value="10.8191">
                <text:p>10.8191</text:p>
              </table:table-cell>
              <table:table-cell office:value-type="float" office:value="10.1166">
                <text:p>10.1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793">
                <text:p>11.2793</text:p>
              </table:table-cell>
              <table:table-cell office:value-type="float" office:value="10.3963">
                <text:p>10.3963</text:p>
              </table:table-cell>
              <table:table-cell office:value-type="float" office:value="11.5394">
                <text:p>11.5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9237">
                <text:p>10.9237</text:p>
              </table:table-cell>
              <table:table-cell office:value-type="float" office:value="10.5495">
                <text:p>10.5495</text:p>
              </table:table-cell>
              <table:table-cell office:value-type="float" office:value="10.8861">
                <text:p>10.8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3453">
                <text:p>11.3453</text:p>
              </table:table-cell>
              <table:table-cell office:value-type="float" office:value="10.723">
                <text:p>10.723</text:p>
              </table:table-cell>
              <table:table-cell office:value-type="float" office:value="9.90791">
                <text:p>9.90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712">
                <text:p>11.712</text:p>
              </table:table-cell>
              <table:table-cell office:value-type="float" office:value="9.97758">
                <text:p>9.97758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054">
                <text:p>12.2054</text:p>
              </table:table-cell>
              <table:table-cell office:value-type="float" office:value="9.50939">
                <text:p>9.50939</text:p>
              </table:table-cell>
              <table:table-cell office:value-type="float" office:value="10.8259">
                <text:p>10.8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7718">
                <text:p>12.7718</text:p>
              </table:table-cell>
              <table:table-cell office:value-type="float" office:value="9.58181">
                <text:p>9.58181</text:p>
              </table:table-cell>
              <table:table-cell office:value-type="float" office:value="10.3493">
                <text:p>10.3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754">
                <text:p>11.4754</text:p>
              </table:table-cell>
              <table:table-cell office:value-type="float" office:value="10.5983">
                <text:p>10.5983</text:p>
              </table:table-cell>
              <table:table-cell office:value-type="float" office:value="10.2251">
                <text:p>10.2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8414">
                <text:p>11.8414</text:p>
              </table:table-cell>
              <table:table-cell office:value-type="float" office:value="10.0086">
                <text:p>10.00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48">
                <text:p>11.848</text:p>
              </table:table-cell>
              <table:table-cell office:value-type="float" office:value="4.7619">
                <text:p>4.7619</text:p>
              </table:table-cell>
              <table:table-cell office:value-type="float" office:value="9.09091">
                <text:p>9.090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551">
                <text:p>11.5551</text:p>
              </table:table-cell>
              <table:table-cell office:value-type="float" office:value="9.13416">
                <text:p>9.13416</text:p>
              </table:table-cell>
              <table:table-cell office:value-type="float" office:value="10.196">
                <text:p>10.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902">
                <text:p>11.6902</text:p>
              </table:table-cell>
              <table:table-cell office:value-type="float" office:value="10.7633">
                <text:p>10.7633</text:p>
              </table:table-cell>
              <table:table-cell office:value-type="float" office:value="10.4115">
                <text:p>10.4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5298">
                <text:p>11.5298</text:p>
              </table:table-cell>
              <table:table-cell office:value-type="float" office:value="10.591">
                <text:p>10.591</text:p>
              </table:table-cell>
              <table:table-cell office:value-type="float" office:value="9.9665">
                <text:p>9.9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6245">
                <text:p>11.6245</text:p>
              </table:table-cell>
              <table:table-cell office:value-type="float" office:value="10.2106">
                <text:p>10.2106</text:p>
              </table:table-cell>
              <table:table-cell office:value-type="float" office:value="10.4651">
                <text:p>10.4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175">
                <text:p>11.4175</text:p>
              </table:table-cell>
              <table:table-cell office:value-type="float" office:value="14.1414">
                <text:p>14.141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173">
                <text:p>11.3173</text:p>
              </table:table-cell>
              <table:table-cell office:value-type="float" office:value="10.5769">
                <text:p>10.5769</text:p>
              </table:table-cell>
              <table:table-cell office:value-type="float" office:value="9.4438">
                <text:p>9.4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676">
                <text:p>11.4676</text:p>
              </table:table-cell>
              <table:table-cell office:value-type="float" office:value="12.844">
                <text:p>12.844</text:p>
              </table:table-cell>
              <table:table-cell office:value-type="float" office:value="10.5361">
                <text:p>10.5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2943">
                <text:p>11.2943</text:p>
              </table:table-cell>
              <table:table-cell office:value-type="float" office:value="12.961">
                <text:p>12.961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3213">
                <text:p>11.3213</text:p>
              </table:table-cell>
              <table:table-cell office:value-type="float" office:value="10.1908">
                <text:p>10.1908</text:p>
              </table:table-cell>
              <table:table-cell office:value-type="float" office:value="10.3114">
                <text:p>10.3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6119">
                <text:p>10.6119</text:p>
              </table:table-cell>
              <table:table-cell office:value-type="float" office:value="10.522">
                <text:p>10.522</text:p>
              </table:table-cell>
              <table:table-cell office:value-type="float" office:value="10.0516">
                <text:p>10.0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744">
                <text:p>10.744</text:p>
              </table:table-cell>
              <table:table-cell office:value-type="float" office:value="10.4808">
                <text:p>10.4808</text:p>
              </table:table-cell>
              <table:table-cell office:value-type="float" office:value="9.80449">
                <text:p>9.80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375">
                <text:p>11.8375</text:p>
              </table:table-cell>
              <table:table-cell office:value-type="float" office:value="10.9056">
                <text:p>10.9056</text:p>
              </table:table-cell>
              <table:table-cell office:value-type="float" office:value="9.51294">
                <text:p>9.51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1872">
                <text:p>11.1872</text:p>
              </table:table-cell>
              <table:table-cell office:value-type="float" office:value="10.1171">
                <text:p>10.1171</text:p>
              </table:table-cell>
              <table:table-cell office:value-type="float" office:value="10.0497">
                <text:p>10.0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1439">
                <text:p>11.1439</text:p>
              </table:table-cell>
              <table:table-cell office:value-type="float" office:value="10.3952">
                <text:p>10.3952</text:p>
              </table:table-cell>
              <table:table-cell office:value-type="float" office:value="10.4608">
                <text:p>10.4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266">
                <text:p>10.7266</text:p>
              </table:table-cell>
              <table:table-cell office:value-type="float" office:value="10.4113">
                <text:p>10.4113</text:p>
              </table:table-cell>
              <table:table-cell office:value-type="float" office:value="10.5656">
                <text:p>10.5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477">
                <text:p>11.1477</text:p>
              </table:table-cell>
              <table:table-cell office:value-type="float" office:value="11.0759">
                <text:p>11.0759</text:p>
              </table:table-cell>
              <table:table-cell office:value-type="float" office:value="8.41121">
                <text:p>8.41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866">
                <text:p>11.4866</text:p>
              </table:table-cell>
              <table:table-cell office:value-type="float" office:value="10">
                <text:p>10</text:p>
              </table:table-cell>
              <table:table-cell office:value-type="float" office:value="10.5382">
                <text:p>10.5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3493">
                <text:p>11.3493</text:p>
              </table:table-cell>
              <table:table-cell office:value-type="float" office:value="10.0447">
                <text:p>10.0447</text:p>
              </table:table-cell>
              <table:table-cell office:value-type="float" office:value="9.77929">
                <text:p>9.779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8065">
                <text:p>25.8065</text:p>
              </table:table-cell>
              <table:table-cell office:value-type="float" office:value="23.8095">
                <text:p>23.8095</text:p>
              </table:table-cell>
              <table:table-cell office:value-type="float" office:value="18.8034">
                <text:p>18.8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639">
                <text:p>15.4639</text:p>
              </table:table-cell>
              <table:table-cell office:value-type="float" office:value="17.5824">
                <text:p>17.58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5567">
                <text:p>18.5567</text:p>
              </table:table-cell>
              <table:table-cell office:value-type="float" office:value="13.8249">
                <text:p>13.8249</text:p>
              </table:table-cell>
              <table:table-cell office:value-type="float" office:value="14.7634">
                <text:p>14.7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762">
                <text:p>15.4762</text:p>
              </table:table-cell>
              <table:table-cell office:value-type="float" office:value="13.0841">
                <text:p>13.0841</text:p>
              </table:table-cell>
              <table:table-cell office:value-type="float" office:value="12.3051">
                <text:p>12.3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794">
                <text:p>16.4794</text:p>
              </table:table-cell>
              <table:table-cell office:value-type="float" office:value="16.3333">
                <text:p>16.3333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929">
                <text:p>13.6929</text:p>
              </table:table-cell>
              <table:table-cell office:value-type="float" office:value="11.1607">
                <text:p>11.1607</text:p>
              </table:table-cell>
              <table:table-cell office:value-type="float" office:value="10.578">
                <text:p>10.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6667">
                <text:p>15.6667</text:p>
              </table:table-cell>
              <table:table-cell office:value-type="float" office:value="11.4868">
                <text:p>11.4868</text:p>
              </table:table-cell>
              <table:table-cell office:value-type="float" office:value="10.2479">
                <text:p>10.2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4231">
                <text:p>14.4231</text:p>
              </table:table-cell>
              <table:table-cell office:value-type="float" office:value="11.2783">
                <text:p>11.2783</text:p>
              </table:table-cell>
              <table:table-cell office:value-type="float" office:value="10.6315">
                <text:p>10.6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401">
                <text:p>18.6401</text:p>
              </table:table-cell>
              <table:table-cell office:value-type="float" office:value="9.67742">
                <text:p>9.67742</text:p>
              </table:table-cell>
              <table:table-cell office:value-type="float" office:value="10.3028">
                <text:p>10.3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0301">
                <text:p>15.0301</text:p>
              </table:table-cell>
              <table:table-cell office:value-type="float" office:value="9.24318">
                <text:p>9.24318</text:p>
              </table:table-cell>
              <table:table-cell office:value-type="float" office:value="11.0879">
                <text:p>11.0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6267">
                <text:p>17.6267</text:p>
              </table:table-cell>
              <table:table-cell office:value-type="float" office:value="8.20425">
                <text:p>8.20425</text:p>
              </table:table-cell>
              <table:table-cell office:value-type="float" office:value="10.8856">
                <text:p>10.8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079">
                <text:p>19.8079</text:p>
              </table:table-cell>
              <table:table-cell office:value-type="float" office:value="10.7603">
                <text:p>10.7603</text:p>
              </table:table-cell>
              <table:table-cell office:value-type="float" office:value="8.867">
                <text:p>8.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784">
                <text:p>20.5784</text:p>
              </table:table-cell>
              <table:table-cell office:value-type="float" office:value="10.3976">
                <text:p>10.3976</text:p>
              </table:table-cell>
              <table:table-cell office:value-type="float" office:value="11.0696">
                <text:p>11.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9096">
                <text:p>16.9096</text:p>
              </table:table-cell>
              <table:table-cell office:value-type="float" office:value="10.1733">
                <text:p>10.1733</text:p>
              </table:table-cell>
              <table:table-cell office:value-type="float" office:value="10.8116">
                <text:p>10.8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9526">
                <text:p>16.9526</text:p>
              </table:table-cell>
              <table:table-cell office:value-type="float" office:value="10.5493">
                <text:p>10.5493</text:p>
              </table:table-cell>
              <table:table-cell office:value-type="float" office:value="10.4067">
                <text:p>10.4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0739">
                <text:p>19.0739</text:p>
              </table:table-cell>
              <table:table-cell office:value-type="float" office:value="10.4789">
                <text:p>10.4789</text:p>
              </table:table-cell>
              <table:table-cell office:value-type="float" office:value="10.1716">
                <text:p>10.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1739">
                <text:p>17.1739</text:p>
              </table:table-cell>
              <table:table-cell office:value-type="float" office:value="10.5597">
                <text:p>10.5597</text:p>
              </table:table-cell>
              <table:table-cell office:value-type="float" office:value="10.9521">
                <text:p>10.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8528">
                <text:p>13.8528</text:p>
              </table:table-cell>
              <table:table-cell office:value-type="float" office:value="10.3353">
                <text:p>10.3353</text:p>
              </table:table-cell>
              <table:table-cell office:value-type="float" office:value="9.43284">
                <text:p>9.43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6702">
                <text:p>15.6702</text:p>
              </table:table-cell>
              <table:table-cell office:value-type="float" office:value="10.759">
                <text:p>10.759</text:p>
              </table:table-cell>
              <table:table-cell office:value-type="float" office:value="11.1217">
                <text:p>11.1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0463">
                <text:p>15.0463</text:p>
              </table:table-cell>
              <table:table-cell office:value-type="float" office:value="10.346">
                <text:p>10.346</text:p>
              </table:table-cell>
              <table:table-cell office:value-type="float" office:value="11.0866">
                <text:p>11.0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8791">
                <text:p>12.8791</text:p>
              </table:table-cell>
              <table:table-cell office:value-type="float" office:value="12.069">
                <text:p>12.06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4015">
                <text:p>12.4015</text:p>
              </table:table-cell>
              <table:table-cell office:value-type="float" office:value="12.8457">
                <text:p>12.8457</text:p>
              </table:table-cell>
              <table:table-cell office:value-type="float" office:value="10.2649">
                <text:p>10.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942">
                <text:p>11.7942</text:p>
              </table:table-cell>
              <table:table-cell office:value-type="float" office:value="11.1206">
                <text:p>11.1206</text:p>
              </table:table-cell>
              <table:table-cell office:value-type="float" office:value="9.47962">
                <text:p>9.47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2151">
                <text:p>13.2151</text:p>
              </table:table-cell>
              <table:table-cell office:value-type="float" office:value="11.0629">
                <text:p>11.0629</text:p>
              </table:table-cell>
              <table:table-cell office:value-type="float" office:value="11.6162">
                <text:p>11.6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546">
                <text:p>12.6546</text:p>
              </table:table-cell>
              <table:table-cell office:value-type="float" office:value="10.4024">
                <text:p>10.4024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1262">
                <text:p>12.1262</text:p>
              </table:table-cell>
              <table:table-cell office:value-type="float" office:value="11.0528">
                <text:p>11.052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2441">
                <text:p>12.2441</text:p>
              </table:table-cell>
              <table:table-cell office:value-type="float" office:value="10.2745">
                <text:p>10.2745</text:p>
              </table:table-cell>
              <table:table-cell office:value-type="float" office:value="9.46343">
                <text:p>9.46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9172">
                <text:p>12.9172</text:p>
              </table:table-cell>
              <table:table-cell office:value-type="float" office:value="7.56014">
                <text:p>7.56014</text:p>
              </table:table-cell>
              <table:table-cell office:value-type="float" office:value="8.31869">
                <text:p>8.31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406">
                <text:p>12.0406</text:p>
              </table:table-cell>
              <table:table-cell office:value-type="float" office:value="10.4557">
                <text:p>10.4557</text:p>
              </table:table-cell>
              <table:table-cell office:value-type="float" office:value="8.73786">
                <text:p>8.737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0449">
                <text:p>13.0449</text:p>
              </table:table-cell>
              <table:table-cell office:value-type="float" office:value="10.7258">
                <text:p>10.7258</text:p>
              </table:table-cell>
              <table:table-cell office:value-type="float" office:value="10.4357">
                <text:p>10.4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7273">
                <text:p>12.7273</text:p>
              </table:table-cell>
              <table:table-cell office:value-type="float" office:value="9.82761">
                <text:p>9.82761</text:p>
              </table:table-cell>
              <table:table-cell office:value-type="float" office:value="10.2832">
                <text:p>10.2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151">
                <text:p>12.151</text:p>
              </table:table-cell>
              <table:table-cell office:value-type="float" office:value="10.6917">
                <text:p>10.6917</text:p>
              </table:table-cell>
              <table:table-cell office:value-type="float" office:value="10.217">
                <text:p>10.2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914">
                <text:p>12.2914</text:p>
              </table:table-cell>
              <table:table-cell office:value-type="float" office:value="8.80503">
                <text:p>8.80503</text:p>
              </table:table-cell>
              <table:table-cell office:value-type="float" office:value="10.832">
                <text:p>10.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048">
                <text:p>12.6048</text:p>
              </table:table-cell>
              <table:table-cell office:value-type="float" office:value="8.49057">
                <text:p>8.49057</text:p>
              </table:table-cell>
              <table:table-cell office:value-type="float" office:value="9.66447">
                <text:p>9.664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8709">
                <text:p>11.8709</text:p>
              </table:table-cell>
              <table:table-cell office:value-type="float" office:value="9.875">
                <text:p>9.875</text:p>
              </table:table-cell>
              <table:table-cell office:value-type="float" office:value="11.0364">
                <text:p>11.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5641">
                <text:p>11.5641</text:p>
              </table:table-cell>
              <table:table-cell office:value-type="float" office:value="11.3402">
                <text:p>11.3402</text:p>
              </table:table-cell>
              <table:table-cell office:value-type="float" office:value="7.69231">
                <text:p>7.69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423">
                <text:p>12.3423</text:p>
              </table:table-cell>
              <table:table-cell office:value-type="float" office:value="10.559">
                <text:p>10.559</text:p>
              </table:table-cell>
              <table:table-cell office:value-type="float" office:value="11.1294">
                <text:p>11.12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708">
                <text:p>12.7708</text:p>
              </table:table-cell>
              <table:table-cell office:value-type="float" office:value="9.87881">
                <text:p>9.87881</text:p>
              </table:table-cell>
              <table:table-cell office:value-type="float" office:value="9.73561">
                <text:p>9.7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9271">
                <text:p>12.9271</text:p>
              </table:table-cell>
              <table:table-cell office:value-type="float" office:value="10.6781">
                <text:p>10.6781</text:p>
              </table:table-cell>
              <table:table-cell office:value-type="float" office:value="14.841">
                <text:p>14.8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5937">
                <text:p>12.5937</text:p>
              </table:table-cell>
              <table:table-cell office:value-type="float" office:value="12.1283">
                <text:p>12.1283</text:p>
              </table:table-cell>
              <table:table-cell office:value-type="float" office:value="9.72339">
                <text:p>9.72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6723">
                <text:p>11.6723</text:p>
              </table:table-cell>
              <table:table-cell office:value-type="float" office:value="10.8191">
                <text:p>10.8191</text:p>
              </table:table-cell>
              <table:table-cell office:value-type="float" office:value="10.1166">
                <text:p>10.11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2793">
                <text:p>11.2793</text:p>
              </table:table-cell>
              <table:table-cell office:value-type="float" office:value="10.3963">
                <text:p>10.3963</text:p>
              </table:table-cell>
              <table:table-cell office:value-type="float" office:value="11.5394">
                <text:p>11.5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237">
                <text:p>10.9237</text:p>
              </table:table-cell>
              <table:table-cell office:value-type="float" office:value="10.5495">
                <text:p>10.5495</text:p>
              </table:table-cell>
              <table:table-cell office:value-type="float" office:value="10.8861">
                <text:p>10.8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3453">
                <text:p>11.3453</text:p>
              </table:table-cell>
              <table:table-cell office:value-type="float" office:value="10.723">
                <text:p>10.723</text:p>
              </table:table-cell>
              <table:table-cell office:value-type="float" office:value="9.90791">
                <text:p>9.90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712">
                <text:p>11.712</text:p>
              </table:table-cell>
              <table:table-cell office:value-type="float" office:value="9.97758">
                <text:p>9.97758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2054">
                <text:p>12.2054</text:p>
              </table:table-cell>
              <table:table-cell office:value-type="float" office:value="9.50939">
                <text:p>9.50939</text:p>
              </table:table-cell>
              <table:table-cell office:value-type="float" office:value="10.8259">
                <text:p>10.8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718">
                <text:p>12.7718</text:p>
              </table:table-cell>
              <table:table-cell office:value-type="float" office:value="9.58181">
                <text:p>9.58181</text:p>
              </table:table-cell>
              <table:table-cell office:value-type="float" office:value="10.3493">
                <text:p>10.3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754">
                <text:p>11.4754</text:p>
              </table:table-cell>
              <table:table-cell office:value-type="float" office:value="10.5983">
                <text:p>10.5983</text:p>
              </table:table-cell>
              <table:table-cell office:value-type="float" office:value="10.2251">
                <text:p>10.2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8414">
                <text:p>11.8414</text:p>
              </table:table-cell>
              <table:table-cell office:value-type="float" office:value="10.0086">
                <text:p>10.00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48">
                <text:p>11.848</text:p>
              </table:table-cell>
              <table:table-cell office:value-type="float" office:value="4.7619">
                <text:p>4.7619</text:p>
              </table:table-cell>
              <table:table-cell office:value-type="float" office:value="9.09091">
                <text:p>9.09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551">
                <text:p>11.5551</text:p>
              </table:table-cell>
              <table:table-cell office:value-type="float" office:value="9.13416">
                <text:p>9.13416</text:p>
              </table:table-cell>
              <table:table-cell office:value-type="float" office:value="10.196">
                <text:p>10.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902">
                <text:p>11.6902</text:p>
              </table:table-cell>
              <table:table-cell office:value-type="float" office:value="10.7633">
                <text:p>10.7633</text:p>
              </table:table-cell>
              <table:table-cell office:value-type="float" office:value="10.4115">
                <text:p>10.4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5298">
                <text:p>11.5298</text:p>
              </table:table-cell>
              <table:table-cell office:value-type="float" office:value="10.591">
                <text:p>10.591</text:p>
              </table:table-cell>
              <table:table-cell office:value-type="float" office:value="9.9665">
                <text:p>9.96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6245">
                <text:p>11.6245</text:p>
              </table:table-cell>
              <table:table-cell office:value-type="float" office:value="10.2106">
                <text:p>10.2106</text:p>
              </table:table-cell>
              <table:table-cell office:value-type="float" office:value="10.4651">
                <text:p>10.46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175">
                <text:p>11.4175</text:p>
              </table:table-cell>
              <table:table-cell office:value-type="float" office:value="14.1414">
                <text:p>14.141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73">
                <text:p>11.3173</text:p>
              </table:table-cell>
              <table:table-cell office:value-type="float" office:value="10.5769">
                <text:p>10.5769</text:p>
              </table:table-cell>
              <table:table-cell office:value-type="float" office:value="9.4438">
                <text:p>9.44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4676">
                <text:p>11.4676</text:p>
              </table:table-cell>
              <table:table-cell office:value-type="float" office:value="12.844">
                <text:p>12.844</text:p>
              </table:table-cell>
              <table:table-cell office:value-type="float" office:value="10.5361">
                <text:p>10.5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2943">
                <text:p>11.2943</text:p>
              </table:table-cell>
              <table:table-cell office:value-type="float" office:value="12.961">
                <text:p>12.961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3213">
                <text:p>11.3213</text:p>
              </table:table-cell>
              <table:table-cell office:value-type="float" office:value="10.1908">
                <text:p>10.1908</text:p>
              </table:table-cell>
              <table:table-cell office:value-type="float" office:value="10.3114">
                <text:p>10.3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6119">
                <text:p>10.6119</text:p>
              </table:table-cell>
              <table:table-cell office:value-type="float" office:value="10.522">
                <text:p>10.522</text:p>
              </table:table-cell>
              <table:table-cell office:value-type="float" office:value="10.0516">
                <text:p>10.0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744">
                <text:p>10.744</text:p>
              </table:table-cell>
              <table:table-cell office:value-type="float" office:value="10.4808">
                <text:p>10.4808</text:p>
              </table:table-cell>
              <table:table-cell office:value-type="float" office:value="9.80449">
                <text:p>9.804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8375">
                <text:p>11.8375</text:p>
              </table:table-cell>
              <table:table-cell office:value-type="float" office:value="10.9056">
                <text:p>10.9056</text:p>
              </table:table-cell>
              <table:table-cell office:value-type="float" office:value="9.51294">
                <text:p>9.512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1872">
                <text:p>11.1872</text:p>
              </table:table-cell>
              <table:table-cell office:value-type="float" office:value="10.1171">
                <text:p>10.1171</text:p>
              </table:table-cell>
              <table:table-cell office:value-type="float" office:value="10.0497">
                <text:p>10.0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1439">
                <text:p>11.1439</text:p>
              </table:table-cell>
              <table:table-cell office:value-type="float" office:value="10.3952">
                <text:p>10.3952</text:p>
              </table:table-cell>
              <table:table-cell office:value-type="float" office:value="10.4608">
                <text:p>10.4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7266">
                <text:p>10.7266</text:p>
              </table:table-cell>
              <table:table-cell office:value-type="float" office:value="10.4113">
                <text:p>10.4113</text:p>
              </table:table-cell>
              <table:table-cell office:value-type="float" office:value="10.5656">
                <text:p>10.5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1477">
                <text:p>11.1477</text:p>
              </table:table-cell>
              <table:table-cell office:value-type="float" office:value="11.0759">
                <text:p>11.0759</text:p>
              </table:table-cell>
              <table:table-cell office:value-type="float" office:value="8.41121">
                <text:p>8.41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866">
                <text:p>11.4866</text:p>
              </table:table-cell>
              <table:table-cell office:value-type="float" office:value="10">
                <text:p>10</text:p>
              </table:table-cell>
              <table:table-cell office:value-type="float" office:value="10.5382">
                <text:p>10.53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3493">
                <text:p>11.3493</text:p>
              </table:table-cell>
              <table:table-cell office:value-type="float" office:value="10.0447">
                <text:p>10.0447</text:p>
              </table:table-cell>
              <table:table-cell office:value-type="float" office:value="9.77929">
                <text:p>9.77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8065">
                <text:p>25.8065</text:p>
              </table:table-cell>
              <table:table-cell office:value-type="float" office:value="23.8095">
                <text:p>23.8095</text:p>
              </table:table-cell>
              <table:table-cell office:value-type="float" office:value="18.8034">
                <text:p>18.80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4639">
                <text:p>15.4639</text:p>
              </table:table-cell>
              <table:table-cell office:value-type="float" office:value="17.5824">
                <text:p>17.58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5567">
                <text:p>18.5567</text:p>
              </table:table-cell>
              <table:table-cell office:value-type="float" office:value="13.8249">
                <text:p>13.8249</text:p>
              </table:table-cell>
              <table:table-cell office:value-type="float" office:value="14.7634">
                <text:p>14.7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4762">
                <text:p>15.4762</text:p>
              </table:table-cell>
              <table:table-cell office:value-type="float" office:value="13.0841">
                <text:p>13.0841</text:p>
              </table:table-cell>
              <table:table-cell office:value-type="float" office:value="12.3051">
                <text:p>12.30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4794">
                <text:p>16.4794</text:p>
              </table:table-cell>
              <table:table-cell office:value-type="float" office:value="16.3333">
                <text:p>16.3333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929">
                <text:p>13.6929</text:p>
              </table:table-cell>
              <table:table-cell office:value-type="float" office:value="11.1607">
                <text:p>11.1607</text:p>
              </table:table-cell>
              <table:table-cell office:value-type="float" office:value="10.578">
                <text:p>10.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6667">
                <text:p>15.6667</text:p>
              </table:table-cell>
              <table:table-cell office:value-type="float" office:value="11.4868">
                <text:p>11.4868</text:p>
              </table:table-cell>
              <table:table-cell office:value-type="float" office:value="10.2479">
                <text:p>10.2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231">
                <text:p>14.4231</text:p>
              </table:table-cell>
              <table:table-cell office:value-type="float" office:value="11.2783">
                <text:p>11.2783</text:p>
              </table:table-cell>
              <table:table-cell office:value-type="float" office:value="10.6315">
                <text:p>10.63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6401">
                <text:p>18.6401</text:p>
              </table:table-cell>
              <table:table-cell office:value-type="float" office:value="9.67742">
                <text:p>9.67742</text:p>
              </table:table-cell>
              <table:table-cell office:value-type="float" office:value="10.3028">
                <text:p>10.30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0301">
                <text:p>15.0301</text:p>
              </table:table-cell>
              <table:table-cell office:value-type="float" office:value="9.24318">
                <text:p>9.24318</text:p>
              </table:table-cell>
              <table:table-cell office:value-type="float" office:value="11.0879">
                <text:p>11.0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6267">
                <text:p>17.6267</text:p>
              </table:table-cell>
              <table:table-cell office:value-type="float" office:value="8.20425">
                <text:p>8.20425</text:p>
              </table:table-cell>
              <table:table-cell office:value-type="float" office:value="10.8856">
                <text:p>10.8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8079">
                <text:p>19.8079</text:p>
              </table:table-cell>
              <table:table-cell office:value-type="float" office:value="10.7603">
                <text:p>10.7603</text:p>
              </table:table-cell>
              <table:table-cell office:value-type="float" office:value="8.867">
                <text:p>8.8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5784">
                <text:p>20.5784</text:p>
              </table:table-cell>
              <table:table-cell office:value-type="float" office:value="10.3976">
                <text:p>10.3976</text:p>
              </table:table-cell>
              <table:table-cell office:value-type="float" office:value="11.0696">
                <text:p>11.0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9096">
                <text:p>16.9096</text:p>
              </table:table-cell>
              <table:table-cell office:value-type="float" office:value="10.1733">
                <text:p>10.1733</text:p>
              </table:table-cell>
              <table:table-cell office:value-type="float" office:value="10.8116">
                <text:p>10.8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526">
                <text:p>16.9526</text:p>
              </table:table-cell>
              <table:table-cell office:value-type="float" office:value="10.5493">
                <text:p>10.5493</text:p>
              </table:table-cell>
              <table:table-cell office:value-type="float" office:value="10.4067">
                <text:p>10.4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0739">
                <text:p>19.0739</text:p>
              </table:table-cell>
              <table:table-cell office:value-type="float" office:value="10.4789">
                <text:p>10.4789</text:p>
              </table:table-cell>
              <table:table-cell office:value-type="float" office:value="10.1716">
                <text:p>10.17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739">
                <text:p>17.1739</text:p>
              </table:table-cell>
              <table:table-cell office:value-type="float" office:value="10.5597">
                <text:p>10.5597</text:p>
              </table:table-cell>
              <table:table-cell office:value-type="float" office:value="10.9521">
                <text:p>10.95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8528">
                <text:p>13.8528</text:p>
              </table:table-cell>
              <table:table-cell office:value-type="float" office:value="10.3353">
                <text:p>10.3353</text:p>
              </table:table-cell>
              <table:table-cell office:value-type="float" office:value="9.43284">
                <text:p>9.43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6702">
                <text:p>15.6702</text:p>
              </table:table-cell>
              <table:table-cell office:value-type="float" office:value="10.759">
                <text:p>10.759</text:p>
              </table:table-cell>
              <table:table-cell office:value-type="float" office:value="11.1217">
                <text:p>11.1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0463">
                <text:p>15.0463</text:p>
              </table:table-cell>
              <table:table-cell office:value-type="float" office:value="10.346">
                <text:p>10.346</text:p>
              </table:table-cell>
              <table:table-cell office:value-type="float" office:value="11.0866">
                <text:p>11.0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8791">
                <text:p>12.8791</text:p>
              </table:table-cell>
              <table:table-cell office:value-type="float" office:value="12.069">
                <text:p>12.06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015">
                <text:p>12.4015</text:p>
              </table:table-cell>
              <table:table-cell office:value-type="float" office:value="12.8457">
                <text:p>12.8457</text:p>
              </table:table-cell>
              <table:table-cell office:value-type="float" office:value="10.2649">
                <text:p>10.2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7942">
                <text:p>11.7942</text:p>
              </table:table-cell>
              <table:table-cell office:value-type="float" office:value="11.1206">
                <text:p>11.1206</text:p>
              </table:table-cell>
              <table:table-cell office:value-type="float" office:value="9.47962">
                <text:p>9.479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2151">
                <text:p>13.2151</text:p>
              </table:table-cell>
              <table:table-cell office:value-type="float" office:value="11.0629">
                <text:p>11.0629</text:p>
              </table:table-cell>
              <table:table-cell office:value-type="float" office:value="11.6162">
                <text:p>11.6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6546">
                <text:p>12.6546</text:p>
              </table:table-cell>
              <table:table-cell office:value-type="float" office:value="10.4024">
                <text:p>10.4024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1262">
                <text:p>12.1262</text:p>
              </table:table-cell>
              <table:table-cell office:value-type="float" office:value="11.0528">
                <text:p>11.052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2441">
                <text:p>12.2441</text:p>
              </table:table-cell>
              <table:table-cell office:value-type="float" office:value="10.2745">
                <text:p>10.2745</text:p>
              </table:table-cell>
              <table:table-cell office:value-type="float" office:value="9.46343">
                <text:p>9.46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9172">
                <text:p>12.9172</text:p>
              </table:table-cell>
              <table:table-cell office:value-type="float" office:value="7.56014">
                <text:p>7.56014</text:p>
              </table:table-cell>
              <table:table-cell office:value-type="float" office:value="8.31869">
                <text:p>8.318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0406">
                <text:p>12.0406</text:p>
              </table:table-cell>
              <table:table-cell office:value-type="float" office:value="10.4557">
                <text:p>10.4557</text:p>
              </table:table-cell>
              <table:table-cell office:value-type="float" office:value="8.73786">
                <text:p>8.73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0449">
                <text:p>13.0449</text:p>
              </table:table-cell>
              <table:table-cell office:value-type="float" office:value="10.7258">
                <text:p>10.7258</text:p>
              </table:table-cell>
              <table:table-cell office:value-type="float" office:value="10.4357">
                <text:p>10.4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7273">
                <text:p>12.7273</text:p>
              </table:table-cell>
              <table:table-cell office:value-type="float" office:value="9.82761">
                <text:p>9.82761</text:p>
              </table:table-cell>
              <table:table-cell office:value-type="float" office:value="10.2832">
                <text:p>10.28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151">
                <text:p>12.151</text:p>
              </table:table-cell>
              <table:table-cell office:value-type="float" office:value="10.6917">
                <text:p>10.6917</text:p>
              </table:table-cell>
              <table:table-cell office:value-type="float" office:value="10.217">
                <text:p>10.2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2914">
                <text:p>12.2914</text:p>
              </table:table-cell>
              <table:table-cell office:value-type="float" office:value="8.80503">
                <text:p>8.80503</text:p>
              </table:table-cell>
              <table:table-cell office:value-type="float" office:value="10.832">
                <text:p>10.8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6048">
                <text:p>12.6048</text:p>
              </table:table-cell>
              <table:table-cell office:value-type="float" office:value="8.49057">
                <text:p>8.49057</text:p>
              </table:table-cell>
              <table:table-cell office:value-type="float" office:value="9.66447">
                <text:p>9.66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8709">
                <text:p>11.8709</text:p>
              </table:table-cell>
              <table:table-cell office:value-type="float" office:value="9.875">
                <text:p>9.875</text:p>
              </table:table-cell>
              <table:table-cell office:value-type="float" office:value="11.0364">
                <text:p>11.03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5641">
                <text:p>11.5641</text:p>
              </table:table-cell>
              <table:table-cell office:value-type="float" office:value="11.3402">
                <text:p>11.3402</text:p>
              </table:table-cell>
              <table:table-cell office:value-type="float" office:value="7.69231">
                <text:p>7.69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23">
                <text:p>12.3423</text:p>
              </table:table-cell>
              <table:table-cell office:value-type="float" office:value="10.559">
                <text:p>10.559</text:p>
              </table:table-cell>
              <table:table-cell office:value-type="float" office:value="11.1294">
                <text:p>11.12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7708">
                <text:p>12.7708</text:p>
              </table:table-cell>
              <table:table-cell office:value-type="float" office:value="9.87881">
                <text:p>9.87881</text:p>
              </table:table-cell>
              <table:table-cell office:value-type="float" office:value="9.73561">
                <text:p>9.735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9271">
                <text:p>12.9271</text:p>
              </table:table-cell>
              <table:table-cell office:value-type="float" office:value="10.6781">
                <text:p>10.6781</text:p>
              </table:table-cell>
              <table:table-cell office:value-type="float" office:value="14.841">
                <text:p>14.8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5937">
                <text:p>12.5937</text:p>
              </table:table-cell>
              <table:table-cell office:value-type="float" office:value="12.1283">
                <text:p>12.1283</text:p>
              </table:table-cell>
              <table:table-cell office:value-type="float" office:value="9.72339">
                <text:p>9.723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6723">
                <text:p>11.6723</text:p>
              </table:table-cell>
              <table:table-cell office:value-type="float" office:value="10.8191">
                <text:p>10.8191</text:p>
              </table:table-cell>
              <table:table-cell office:value-type="float" office:value="10.1166">
                <text:p>10.11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2793">
                <text:p>11.2793</text:p>
              </table:table-cell>
              <table:table-cell office:value-type="float" office:value="10.3963">
                <text:p>10.3963</text:p>
              </table:table-cell>
              <table:table-cell office:value-type="float" office:value="11.5394">
                <text:p>11.53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237">
                <text:p>10.9237</text:p>
              </table:table-cell>
              <table:table-cell office:value-type="float" office:value="10.5495">
                <text:p>10.5495</text:p>
              </table:table-cell>
              <table:table-cell office:value-type="float" office:value="10.8861">
                <text:p>10.8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3453">
                <text:p>11.3453</text:p>
              </table:table-cell>
              <table:table-cell office:value-type="float" office:value="10.723">
                <text:p>10.723</text:p>
              </table:table-cell>
              <table:table-cell office:value-type="float" office:value="9.90791">
                <text:p>9.90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712">
                <text:p>11.712</text:p>
              </table:table-cell>
              <table:table-cell office:value-type="float" office:value="9.97758">
                <text:p>9.97758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2054">
                <text:p>12.2054</text:p>
              </table:table-cell>
              <table:table-cell office:value-type="float" office:value="9.50939">
                <text:p>9.50939</text:p>
              </table:table-cell>
              <table:table-cell office:value-type="float" office:value="10.8259">
                <text:p>10.8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7718">
                <text:p>12.7718</text:p>
              </table:table-cell>
              <table:table-cell office:value-type="float" office:value="9.58181">
                <text:p>9.58181</text:p>
              </table:table-cell>
              <table:table-cell office:value-type="float" office:value="10.3493">
                <text:p>10.3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754">
                <text:p>11.4754</text:p>
              </table:table-cell>
              <table:table-cell office:value-type="float" office:value="10.5983">
                <text:p>10.5983</text:p>
              </table:table-cell>
              <table:table-cell office:value-type="float" office:value="10.2251">
                <text:p>10.2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8414">
                <text:p>11.8414</text:p>
              </table:table-cell>
              <table:table-cell office:value-type="float" office:value="10.0086">
                <text:p>10.00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848">
                <text:p>11.848</text:p>
              </table:table-cell>
              <table:table-cell office:value-type="float" office:value="4.7619">
                <text:p>4.7619</text:p>
              </table:table-cell>
              <table:table-cell office:value-type="float" office:value="9.09091">
                <text:p>9.09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5551">
                <text:p>11.5551</text:p>
              </table:table-cell>
              <table:table-cell office:value-type="float" office:value="9.13416">
                <text:p>9.13416</text:p>
              </table:table-cell>
              <table:table-cell office:value-type="float" office:value="10.196">
                <text:p>10.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902">
                <text:p>11.6902</text:p>
              </table:table-cell>
              <table:table-cell office:value-type="float" office:value="10.7633">
                <text:p>10.7633</text:p>
              </table:table-cell>
              <table:table-cell office:value-type="float" office:value="10.4115">
                <text:p>10.4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5298">
                <text:p>11.5298</text:p>
              </table:table-cell>
              <table:table-cell office:value-type="float" office:value="10.591">
                <text:p>10.591</text:p>
              </table:table-cell>
              <table:table-cell office:value-type="float" office:value="9.9665">
                <text:p>9.96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6245">
                <text:p>11.6245</text:p>
              </table:table-cell>
              <table:table-cell office:value-type="float" office:value="10.2106">
                <text:p>10.2106</text:p>
              </table:table-cell>
              <table:table-cell office:value-type="float" office:value="10.4651">
                <text:p>10.46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4175">
                <text:p>11.4175</text:p>
              </table:table-cell>
              <table:table-cell office:value-type="float" office:value="14.1414">
                <text:p>14.141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3173">
                <text:p>11.3173</text:p>
              </table:table-cell>
              <table:table-cell office:value-type="float" office:value="10.5769">
                <text:p>10.5769</text:p>
              </table:table-cell>
              <table:table-cell office:value-type="float" office:value="9.4438">
                <text:p>9.44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4676">
                <text:p>11.4676</text:p>
              </table:table-cell>
              <table:table-cell office:value-type="float" office:value="12.844">
                <text:p>12.844</text:p>
              </table:table-cell>
              <table:table-cell office:value-type="float" office:value="10.5361">
                <text:p>10.5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2943">
                <text:p>11.2943</text:p>
              </table:table-cell>
              <table:table-cell office:value-type="float" office:value="12.961">
                <text:p>12.961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213">
                <text:p>11.3213</text:p>
              </table:table-cell>
              <table:table-cell office:value-type="float" office:value="10.1908">
                <text:p>10.1908</text:p>
              </table:table-cell>
              <table:table-cell office:value-type="float" office:value="10.3114">
                <text:p>10.3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6119">
                <text:p>10.6119</text:p>
              </table:table-cell>
              <table:table-cell office:value-type="float" office:value="10.522">
                <text:p>10.522</text:p>
              </table:table-cell>
              <table:table-cell office:value-type="float" office:value="10.0516">
                <text:p>10.0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744">
                <text:p>10.744</text:p>
              </table:table-cell>
              <table:table-cell office:value-type="float" office:value="10.4808">
                <text:p>10.4808</text:p>
              </table:table-cell>
              <table:table-cell office:value-type="float" office:value="9.80449">
                <text:p>9.804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8375">
                <text:p>11.8375</text:p>
              </table:table-cell>
              <table:table-cell office:value-type="float" office:value="10.9056">
                <text:p>10.9056</text:p>
              </table:table-cell>
              <table:table-cell office:value-type="float" office:value="9.51294">
                <text:p>9.51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1872">
                <text:p>11.1872</text:p>
              </table:table-cell>
              <table:table-cell office:value-type="float" office:value="10.1171">
                <text:p>10.1171</text:p>
              </table:table-cell>
              <table:table-cell office:value-type="float" office:value="10.0497">
                <text:p>10.04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1439">
                <text:p>11.1439</text:p>
              </table:table-cell>
              <table:table-cell office:value-type="float" office:value="10.3952">
                <text:p>10.3952</text:p>
              </table:table-cell>
              <table:table-cell office:value-type="float" office:value="10.4608">
                <text:p>10.4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7266">
                <text:p>10.7266</text:p>
              </table:table-cell>
              <table:table-cell office:value-type="float" office:value="10.4113">
                <text:p>10.4113</text:p>
              </table:table-cell>
              <table:table-cell office:value-type="float" office:value="10.5656">
                <text:p>10.56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1477">
                <text:p>11.1477</text:p>
              </table:table-cell>
              <table:table-cell office:value-type="float" office:value="11.0759">
                <text:p>11.0759</text:p>
              </table:table-cell>
              <table:table-cell office:value-type="float" office:value="8.41121">
                <text:p>8.41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4866">
                <text:p>11.4866</text:p>
              </table:table-cell>
              <table:table-cell office:value-type="float" office:value="10">
                <text:p>10</text:p>
              </table:table-cell>
              <table:table-cell office:value-type="float" office:value="10.5382">
                <text:p>10.53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3493">
                <text:p>11.3493</text:p>
              </table:table-cell>
              <table:table-cell office:value-type="float" office:value="10.0447">
                <text:p>10.0447</text:p>
              </table:table-cell>
              <table:table-cell office:value-type="float" office:value="9.77929">
                <text:p>9.779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71cm" svg:height="12.193cm" xlink:href=".." xlink:type="simple" chart:class="chart:circle" chart:style-name="ch1">
        <chart:title svg:x="2.553cm" svg:y="0.408cm" chart:style-name="ch2">
          <text:p>SLA requirements respected for application 1 with static strategy</text:p>
        </chart:title>
        <chart:legend chart:legend-position="end" svg:x="17.207cm" svg:y="5.548cm" style:legend-expansion="high" chart:style-name="ch3"/>
        <chart:plot-area chart:style-name="ch4" table:cell-range-address="ErrorRareStatic.G2:ErrorRareStatic.H3" chart:data-source-has-labels="column" svg:x="0.371cm" svg:y="1.401cm" svg:width="16.465cm" svg:height="10.549cm">
          <chart:coordinate-region svg:x="4.581cm" svg:y="3.906cm" svg:width="8.044cm" svg:height="8.044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202">
                <text:p>202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64cm" svg:height="12.042cm" xlink:href=".." xlink:type="simple" chart:class="chart:circle" chart:style-name="ch1">
        <chart:title svg:x="4.491cm" svg:y="0.376cm" chart:style-name="ch2">
          <text:p>SLA requirements for application 2 with static strategy</text:p>
        </chart:title>
        <chart:legend chart:legend-position="end" svg:x="18.5cm" svg:y="5.473cm" style:legend-expansion="high" chart:style-name="ch3"/>
        <chart:plot-area chart:style-name="ch4" table:cell-range-address="ErrorRareStatic.G6:ErrorRareStatic.H7" chart:data-source-has-labels="column" svg:x="0.397cm" svg:y="1.395cm" svg:width="17.706cm" svg:height="10.407cm">
          <chart:coordinate-region svg:x="4.047cm" svg:y="1.396cm" svg:width="10.406cm" svg:height="10.406cm"/>
          <chart:axis chart:dimension="x" chart:name="primary-x" chart:style-name="ch5" chartooo:axis-type="auto">
            <chartooo:date-scale/>
            <chart:categories table:cell-range-address="ErrorRareStatic.G6:ErrorRareStatic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6:ErrorRareStatic.G7</svg:desc>
                </draw:g>
              </table:table-cell>
              <table:table-cell office:value-type="float" office:value="148">
                <text:p>148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8cm" svg:height="13.378cm" xlink:href=".." xlink:type="simple" chart:class="chart:circle" chart:style-name="ch1">
        <chart:title svg:x="4.058cm" svg:y="0.403cm" chart:style-name="ch2">
          <text:p>SLA requirements for application 3 with static strategy</text:p>
        </chart:title>
        <chart:legend chart:legend-position="end" svg:x="17.634cm" svg:y="6.141cm" style:legend-expansion="high" chart:style-name="ch3"/>
        <chart:plot-area chart:style-name="ch4" table:cell-range-address="ErrorRareStatic.G10:ErrorRareStatic.H11" chart:data-source-has-labels="column" svg:x="3.065cm" svg:y="-3.221cm" svg:width="10.236cm" svg:height="16.101cm">
          <chart:coordinate-region svg:x="3.065cm" svg:y="2.416cm" svg:width="10.236cm" svg:height="10.693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1">
                <text:p>1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924cm" svg:y="0.316cm" chart:style-name="ch2">
          <text:p>SLA requirements for application 2 with round robin 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G3 ErrorRareStatic.H6:ErrorRareStatic.H7" chart:data-source-has-labels="column" svg:x="0.32cm" svg:y="1.275cm" svg:width="15.36cm" svg:height="6.762cm">
          <chart:coordinate-region svg:x="4.619cm" svg:y="1.276cm" svg:width="6.761cm" svg:height="6.761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148">
                <text:p>148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circle" chart:style-name="ch1">
        <chart:title svg:x="5.855cm" svg:y="0.404cm" chart:style-name="ch2">
          <text:p>SLA requirements for application 3 with round robin  strategy</text:p>
        </chart:title>
        <chart:legend chart:legend-position="bottom" svg:x="10.87cm" svg:y="12.824cm" style:legend-expansion="wide" chart:style-name="ch3"/>
        <chart:plot-area chart:style-name="ch4" table:cell-range-address="ErrorRareStatic.G10:ErrorRareStatic.H11" chart:data-source-has-labels="column" svg:x="0.477cm" svg:y="1.451cm" svg:width="22.909cm" svg:height="10.921cm">
          <chart:coordinate-region svg:x="7.754cm" svg:y="4.018cm" svg:width="8.354cm" svg:height="8.354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1">
                <text:p>1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